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609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5.667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11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863cm" fo:break-before="auto" style:use-optimal-row-height="true"/>
    </style:style>
    <style:style style:name="ro7" style:family="table-row">
      <style:table-row-properties style:row-height="1.457cm" fo:break-before="auto" style:use-optimal-row-height="true"/>
    </style:style>
    <style:style style:name="ro8" style:family="table-row">
      <style:table-row-properties style:row-height="0.647cm" fo:break-before="auto" style:use-optimal-row-height="true"/>
    </style:style>
    <style:style style:name="ro9" style:family="table-row">
      <style:table-row-properties style:row-height="2.267cm" fo:break-before="auto" style:use-optimal-row-height="true"/>
    </style:style>
    <style:style style:name="ro10" style:family="table-row">
      <style:table-row-properties style:row-height="1.071cm" fo:break-before="auto" style:use-optimal-row-height="false"/>
    </style:style>
    <style:style style:name="ro11" style:family="table-row">
      <style:table-row-properties style:row-height="1.729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1.598cm" fo:break-before="auto" style:use-optimal-row-height="false"/>
    </style:style>
    <style:style style:name="ro14" style:family="table-row">
      <style:table-row-properties style:row-height="2.672cm" fo:break-before="auto" style:use-optimal-row-height="true"/>
    </style:style>
    <style:style style:name="ro15" style:family="table-row">
      <style:table-row-properties style:row-height="1.372cm" fo:break-before="auto" style:use-optimal-row-height="false"/>
    </style:style>
    <style:style style:name="ro16" style:family="table-row">
      <style:table-row-properties style:row-height="1.635cm" fo:break-before="auto" style:use-optimal-row-height="false"/>
    </style:style>
    <style:style style:name="ro17" style:family="table-row">
      <style:table-row-properties style:row-height="0.658cm" fo:break-before="auto" style:use-optimal-row-height="true"/>
    </style:style>
    <style:style style:name="ro18" style:family="table-row">
      <style:table-row-properties style:row-height="1.559cm" fo:break-before="auto" style:use-optimal-row-height="false"/>
    </style:style>
    <style:style style:name="ro19" style:family="table-row">
      <style:table-row-properties style:row-height="2.237cm" fo:break-before="auto" style:use-optimal-row-height="true"/>
    </style:style>
    <style:style style:name="ro20" style:family="table-row">
      <style:table-row-properties style:row-height="1.44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5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2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>
      <style:table-cell-properties fo:border="0.99pt solid #000000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="0.99pt solid #000000"/>
    </style:style>
    <style:style style:name="ce7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Pivot_20_Table_20_Corner">
      <style:table-cell-properties fo:border-bottom="0.99pt solid #000000" fo:wrap-option="no-wrap" fo:border-left="0.99pt solid #000000" fo:border-right="2.01pt solid #000000" fo:border-top="2.01pt solid #000000"/>
    </style:style>
    <style:style style:name="ce87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93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ce1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2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3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4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5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56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7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8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0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1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18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1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ffdbb6" fo:border="0.06pt solid #000000" fo:padding="0.136cm"/>
    </style:style>
    <style:style style:name="ce221" style:family="table-cell" style:parent-style-name="Default">
      <style:table-cell-properties fo:background-color="#ff972f" fo:border="0.06pt solid #000000" fo:padding="0.136cm"/>
    </style:style>
    <style:style style:name="ce222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3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4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0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6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5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36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37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52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5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6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0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1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7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62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2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ce3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0]" style:apply-style-name="En_20_attente_20_de_20_réception" style:base-cell-address="Liste_Materiel.Q1"/>
      <style:map style:condition="cell-content()=[$Liste_Materiel.$G$111]" style:apply-style-name="Sans_20_nom1" style:base-cell-address="Liste_Materiel.Q1"/>
      <style:map style:condition="cell-content()=[$Liste_Materiel.$G$112]" style:apply-style-name="colis_20_perdu" style:base-cell-address="Liste_Materiel.Q1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Liste_Materiel.G109">
          <table:error-message table:message-type="stop" table:display="true"/>
        </table:content-validation>
        <table:content-validation table:name="val2" table:condition="of:cell-content-is-in-list([$Liste_Materiel.$G$109:.$G$112])" table:allow-empty-cell="true" table:display-list="sort-ascending" table:base-cell-address="Liste_Materiel.Q79">
          <table:error-message table:message-type="stop" table:display="true"/>
        </table:content-validation>
      </table:content-validations>
      <table:table table:name="NT_Aladecoupe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60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A la decoup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6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16.58" calcext:value-type="currency">
            <text:p>16,58 €</text:p>
          </table:table-cell>
          <table:table-cell/>
        </table:table-row>
        <table:table-row table:style-name="ro1">
          <table:table-cell table:style-name="ce32" office:value-type="string" calcext:value-type="string">
            <text:p>Plaque de PMMA incolore 5mm 450* 350mm</text:p>
          </table:table-cell>
          <table:table-cell table:style-name="ce69" office:value-type="float" office:value="2" calcext:value-type="float">
            <text:p>2</text:p>
          </table:table-cell>
          <table:table-cell table:style-name="ce87" office:value-type="currency" office:currency="EUR" office:value="24.7" calcext:value-type="currency">
            <text:p>24,70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41.28" calcext:value-type="currency">
            <text:p>41,28 €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cieraudetail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Acier au Détai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6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13.14" calcext:value-type="currency">
            <text:p>13,14 €</text:p>
          </table:table-cell>
          <table:table-cell/>
        </table:table-row>
        <table:table-row table:style-name="ro1">
          <table:table-cell table:style-name="ce32" office:value-type="string" calcext:value-type="string">
            <text:p>Tube Inox A4 10mm*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71.76" calcext:value-type="currency">
            <text:p>71,76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84.9" calcext:value-type="currency">
            <text:p>84,90 €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mazon" table:style-name="ta1"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6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Aimants néodymes carrée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49.84" calcext:value-type="currency">
            <text:p>49,84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vertisseur de tension de voiture 12v vers 5v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65.72" calcext:value-type="currency">
            <text:p>65,72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Indicateur de niveau de batterie 3S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31.8" calcext:value-type="currency">
            <text:p>31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connecteurs banannes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71.96" calcext:value-type="currency">
            <text:p>71,96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gaines thermo-rétractable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rilsans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sertissage de connecteurs jst et dupont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Kit de plots raspberry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57.072" calcext:value-type="currency">
            <text:p>57,07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teur Brushless de F2838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202.96" calcext:value-type="currency">
            <text:p>202,96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479.352" calcext:value-type="currency">
            <text:p>479,35 €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rianeplast" table:style-name="ta1">
        <table:table-column table:style-name="co1" table:default-cell-style-name="ce5"/>
        <table:table-column table:style-name="co2" table:default-cell-style-name="Default"/>
        <table:table-column table:style-name="co7" table:default-cell-style-name="ce3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style-name="ce49"/>
          <table:covered-table-cell table:style-name="ce88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103"/>
          <table:table-cell table:style-name="ce9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/>
          <table:table-cell table:style-name="ce10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Arianeplast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6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obine de PETG pour imprimante 3D 1Kg</text:p>
          </table:table-cell>
          <table:table-cell table:style-name="ce69" office:value-type="float" office:value="2" calcext:value-type="float">
            <text:p>2</text:p>
          </table:table-cell>
          <table:table-cell table:style-name="ce87" office:value-type="currency" office:currency="EUR" office:value="48" calcext:value-type="currency">
            <text:p>48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58" calcext:value-type="currency">
            <text:p>58,00 €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Bricovis" table:style-name="ta1">
        <table:table-column table:style-name="co1" table:default-cell-style-name="ce5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Bricovi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freins M5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freins M8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0.864" calcext:value-type="currency">
            <text:p>0,86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3</text:p>
          </table:table-cell>
          <table:table-cell table:style-name="ce69" office:value-type="float" office:value="62" calcext:value-type="float">
            <text:p>62</text:p>
          </table:table-cell>
          <table:table-cell table:style-name="ce87" office:value-type="currency" office:currency="EUR" office:value="2.976" calcext:value-type="currency">
            <text:p>2,98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4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8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0.72" calcext:value-type="currency">
            <text:p>0,72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7.73" calcext:value-type="currency">
            <text:p>7,73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 M3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10*22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2,5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8*18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8*22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ige Inox M8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23.52" calcext:value-type="currency">
            <text:p>23,52 €</text:p>
          </table:table-cell>
          <table:table-cell table:style-name="ce1"/>
        </table:table-row>
        <table:table-row table:style-name="ro1">
          <table:table-cell table:style-name="ce32" office:value-type="string" calcext:value-type="string">
            <text:p>Vis TCHC M2,5*12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18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5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6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0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4mm</text:p>
          </table:table-cell>
          <table:table-cell table:style-name="ce69" office:value-type="float" office:value="26" calcext:value-type="float">
            <text:p>26</text:p>
          </table:table-cell>
          <table:table-cell table:style-name="ce87" office:value-type="currency" office:currency="EUR" office:value="3.432" calcext:value-type="currency">
            <text:p>3,43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6mm</text:p>
          </table:table-cell>
          <table:table-cell table:style-name="ce69" office:value-type="float" office:value="8" calcext:value-type="float">
            <text:p>8</text:p>
          </table:table-cell>
          <table:table-cell table:style-name="ce87" office:value-type="currency" office:currency="EUR" office:value="0.864" calcext:value-type="currency">
            <text:p>0,86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8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40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5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8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4*30m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5*30mm</text:p>
          </table:table-cell>
          <table:table-cell table:style-name="ce69" office:value-type="float" office:value="7" calcext:value-type="float">
            <text:p>7</text:p>
          </table:table-cell>
          <table:table-cell table:style-name="ce87" office:value-type="currency" office:currency="EUR" office:value="1.848" calcext:value-type="currency">
            <text:p>1,85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F M3*20mm</text:p>
          </table:table-cell>
          <table:table-cell table:style-name="ce69" office:value-type="float" office:value="16" calcext:value-type="float">
            <text:p>16</text:p>
          </table:table-cell>
          <table:table-cell table:style-name="ce87" office:value-type="currency" office:currency="EUR" office:value="1.344" calcext:value-type="currency">
            <text:p>1,34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FHC M5*20mm</text:p>
          </table:table-cell>
          <table:table-cell table:style-name="ce69" office:value-type="float" office:value="13" calcext:value-type="float">
            <text:p>13</text:p>
          </table:table-cell>
          <table:table-cell table:style-name="ce87" office:value-type="currency" office:currency="EUR" office:value="2.184" calcext:value-type="currency">
            <text:p>2,18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H M5*20mm</text:p>
          </table:table-cell>
          <table:table-cell table:style-name="ce69" office:value-type="float" office:value="7" calcext:value-type="float">
            <text:p>7</text:p>
          </table:table-cell>
          <table:table-cell table:style-name="ce87" office:value-type="currency" office:currency="EUR" office:value="1.26" calcext:value-type="currency">
            <text:p>1,26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46.742" calcext:value-type="currency">
            <text:p>46,74 €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Conrad" table:style-name="ta1"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Conrad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Carte micro SD 32Go</text:p>
          </table:table-cell>
          <table:table-cell table:style-name="ce69" office:value-type="float" office:value="3" calcext:value-type="float">
            <text:p>3</text:p>
          </table:table-cell>
          <table:table-cell table:style-name="ce87" office:value-type="currency" office:currency="EUR" office:value="59.97" calcext:value-type="currency">
            <text:p>59,97 €</text:p>
          </table:table-cell>
          <table:table-cell/>
        </table:table-row>
        <table:table-row table:style-name="ro1">
          <table:table-cell table:style-name="ce32" office:value-type="string" calcext:value-type="string">
            <text:p>Clé USB Ultra Fit 128Go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165.56" calcext:value-type="currency">
            <text:p>165,56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s XT60 femelle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5.36" calcext:value-type="currency">
            <text:p>5,36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s XT60 mâles</text:p>
          </table:table-cell>
          <table:table-cell table:style-name="ce69" office:value-type="float" office:value="8" calcext:value-type="float">
            <text:p>8</text:p>
          </table:table-cell>
          <table:table-cell table:style-name="ce87" office:value-type="currency" office:currency="EUR" office:value="10.72" calcext:value-type="currency">
            <text:p>10,72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9.59" calcext:value-type="currency">
            <text:p>9,59 €</text:p>
          </table:table-cell>
          <table:table-cell/>
        </table:table-row>
        <table:table-row table:style-name="ro1">
          <table:table-cell table:style-name="ce32" office:value-type="string" calcext:value-type="string">
            <text:p>ILS (contact reed)</text:p>
          </table:table-cell>
          <table:table-cell table:style-name="ce69" office:value-type="float" office:value="5" calcext:value-type="float">
            <text:p>5</text:p>
          </table:table-cell>
          <table:table-cell table:style-name="ce87"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table:style-name="ce32" office:value-type="string" calcext:value-type="string">
            <text:p>ILS (contact reed) étanche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LED 5mm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3.76" calcext:value-type="currency">
            <text:p>3,76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dule Relai Arduino 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dule RTC DS323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ésistances 1kohm</text:p>
          </table:table-cell>
          <table:table-cell table:style-name="ce69" office:value-type="float" office:value="14" calcext:value-type="float">
            <text:p>14</text:p>
          </table:table-cell>
          <table:table-cell table:style-name="ce87" office:value-type="currency" office:currency="EUR" office:value="1.96" calcext:value-type="currency">
            <text:p>1,96 €</text:p>
          </table:table-cell>
          <table:table-cell/>
        </table:table-row>
        <table:table-row table:style-name="ro1">
          <table:table-cell table:style-name="ce32" office:value-type="string" calcext:value-type="string">
            <text:p>Résistances 220ohm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 table:style-name="ce1"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266.42" calcext:value-type="currency">
            <text:p>266,42 €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Edmundoptics" table:style-name="ta1">
        <table:table-column table:style-name="co1" table:default-cell-style-name="ce5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Edmund Optic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26" calcext:value-type="currency">
            <text:p>2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Objectif 4mm de focale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880" calcext:value-type="currency">
            <text:p>880,00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906" calcext:value-type="currency">
            <text:p>906,00 €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Intermodel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Intermode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atterie Lipo 3s </text:p>
          </table:table-cell>
          <table:table-cell table:style-name="ce69" office:value-type="float" office:value="8" calcext:value-type="float">
            <text:p>8</text:p>
          </table:table-cell>
          <table:table-cell table:style-name="ce87" office:value-type="currency" office:currency="EUR" office:value="143.2" calcext:value-type="currency">
            <text:p>143,2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âbles silicone 14 AWG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14" calcext:value-type="currency">
            <text:p>14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SC <text:s/>BLHeli 30A</text:p>
          </table:table-cell>
          <table:table-cell table:style-name="ce69" office:value-type="float" office:value="8" calcext:value-type="float">
            <text:p>8</text:p>
          </table:table-cell>
          <table:table-cell table:style-name="ce87" office:value-type="currency" office:currency="EUR" office:value="188.8" calcext:value-type="currency">
            <text:p>188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6.75" calcext:value-type="currency">
            <text:p>6,75 €</text:p>
          </table:table-cell>
          <table:table-cell/>
        </table:table-row>
        <table:table-row table:style-name="ro1">
          <table:table-cell table:style-name="ce32" office:value-type="string" calcext:value-type="string">
            <text:p>Rallonge de charge de batterie Lipo 3S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4.4" calcext:value-type="currency">
            <text:p>4,40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357.15" calcext:value-type="currency">
            <text:p>357,15 €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Kubii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Kubii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Caméra HQ officielle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Nappe de caméra 30cm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3.84" calcext:value-type="currency">
            <text:p>3,84 €</text:p>
          </table:table-cell>
          <table:table-cell/>
        </table:table-row>
        <table:table-row table:style-name="ro1">
          <table:table-cell table:style-name="ce32" office:value-type="string" calcext:value-type="string">
            <text:p>Raspberry Pi 4 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279.6" calcext:value-type="currency">
            <text:p>279,60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283.44" calcext:value-type="currency">
            <text:p>283,44 €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Plastiquesurmesure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Plastique sur mesur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Plaque de POM 5mm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164.8" calcext:value-type="currency">
            <text:p>164,80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174.8" calcext:value-type="currency">
            <text:p>174,80 €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ROVexpert" table:style-name="ta1">
        <table:table-column table:style-name="co1" table:default-cell-style-name="ce5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2-10-24" calcext:value-type="date">
            <text:p>24/10/22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Rov Exper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12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ouchon de purge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38.064" calcext:value-type="currency">
            <text:p>38,06 €</text:p>
          </table:table-cell>
          <table:table-cell/>
        </table:table-row>
        <table:table-row table:style-name="ro1">
          <table:table-cell table:style-name="ce32" office:value-type="string" calcext:value-type="string">
            <text:p>Bouton rotatif étanche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84.576" calcext:value-type="currency">
            <text:p>84,58 €</text:p>
          </table:table-cell>
          <table:table-cell/>
        </table:table-row>
        <table:table-row table:style-name="ro1">
          <table:table-cell table:style-name="ce32" office:value-type="string" calcext:value-type="string">
            <text:p>Brides de tube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123.744" calcext:value-type="currency">
            <text:p>123,74 €</text:p>
          </table:table-cell>
          <table:table-cell/>
        </table:table-row>
        <table:table-row table:style-name="ro1">
          <table:table-cell table:style-name="ce32" office:value-type="string" calcext:value-type="string">
            <text:p>Capteur de pression Bar30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359.376" calcext:value-type="currency">
            <text:p>359,38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 câblé cobalt</text:p>
          </table:table-cell>
          <table:table-cell table:style-name="ce69" office:value-type="float" office:value="8" calcext:value-type="float">
            <text:p>8</text:p>
          </table:table-cell>
          <table:table-cell table:style-name="ce87" office:value-type="currency" office:currency="EUR" office:value="425.28" calcext:value-type="currency">
            <text:p>425,28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 de cloison Cobalt M0</text:p>
          </table:table-cell>
          <table:table-cell table:style-name="ce69" office:value-type="float" office:value="8" calcext:value-type="float">
            <text:p>8</text:p>
          </table:table-cell>
          <table:table-cell table:style-name="ce87" office:value-type="currency" office:currency="EUR" office:value="405.888" calcext:value-type="currency">
            <text:p>405,89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currency" office:currency="EUR" office:value="25" calcext:value-type="currency">
            <text:p>25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ape acrylique transparente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63.408" calcext:value-type="currency">
            <text:p>63,41 €</text:p>
          </table:table-cell>
          <table:table-cell/>
        </table:table-row>
        <table:table-row table:style-name="ro1">
          <table:table-cell table:style-name="ce32" office:value-type="string" calcext:value-type="string">
            <text:p>Tape Aluminium 5 trous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100.32" calcext:value-type="currency">
            <text:p>100,32 €</text:p>
          </table:table-cell>
          <table:table-cell/>
        </table:table-row>
        <table:table-row table:style-name="ro1">
          <table:table-cell table:style-name="ce32" office:value-type="string" calcext:value-type="string">
            <text:p>Tub acrylique 4’’ de 298mm de longueur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currency" office:currency="EUR" office:value="445.92" calcext:value-type="currency">
            <text:p>445,92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2071.576" calcext:value-type="currency">
            <text:p>2 071,58 €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e_Materiel" table:style-name="ta1">
        <table:table-column table:style-name="co11" table:default-cell-style-name="ce126"/>
        <table:table-column table:style-name="co2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17" table:default-cell-style-name="ce11"/>
        <table:table-column table:style-name="co2" table:default-cell-style-name="ce256"/>
        <table:table-column table:style-name="co18" table:default-cell-style-name="ce126"/>
        <table:table-column table:style-name="co19" table:default-cell-style-name="ce126"/>
        <table:table-column table:style-name="co20" table:default-cell-style-name="ce126"/>
        <table:table-column table:style-name="co2" table:default-cell-style-name="ce126"/>
        <table:table-column table:style-name="co2" table:default-cell-style-name="ce308"/>
        <table:table-column table:style-name="co21" table:default-cell-style-name="ce308"/>
        <table:table-column table:style-name="co2" table:default-cell-style-name="ce294"/>
        <table:table-column table:style-name="co22" table:default-cell-style-name="ce321"/>
        <table:table-column table:style-name="co2" table:number-columns-repeated="1007" table:default-cell-style-name="ce126"/>
        <table:table-row table:style-name="ro2">
          <table:table-cell table:number-columns-repeated="2"/>
          <table:table-cell table:style-name="ce145" office:value-type="string" calcext:value-type="string" table:number-columns-spanned="7" table:number-rows-spanned="1">
            <text:p>Liste des éléments du KOSMOS 3.0</text:p>
          </table:table-cell>
          <table:covered-table-cell table:number-columns-repeated="4"/>
          <table:covered-table-cell table:style-name="ce203"/>
          <table:covered-table-cell table:style-name="ce126"/>
          <table:table-cell table:number-columns-repeated="1015"/>
        </table:table-row>
        <table:table-row table:style-name="ro3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2-10-24" calcext:value-type="date">
            <text:p>24 octobre 2022</text:p>
          </table:table-cell>
          <table:table-cell table:number-columns-repeated="4"/>
          <table:table-cell table:style-name="ce126"/>
          <table:table-cell table:number-columns-repeated="1015"/>
        </table:table-row>
        <table:table-row table:style-name="ro3">
          <table:table-cell table:number-columns-repeated="2"/>
          <table:table-cell table:style-name="ce145"/>
          <table:table-cell table:number-columns-repeated="5"/>
          <table:table-cell table:style-name="ce126"/>
          <table:table-cell table:number-columns-repeated="1015"/>
        </table:table-row>
        <table:table-row table:style-name="ro3">
          <table:table-cell table:number-columns-repeated="2"/>
          <table:table-cell table:style-name="ce145"/>
          <table:table-cell table:style-name="ce175" office:value-type="string" calcext:value-type="string">
            <text:p>Nombre de KOSMOS désirés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3"/>
          <table:table-cell table:style-name="ce126"/>
          <table:table-cell table:number-columns-repeated="1015"/>
        </table:table-row>
        <table:table-row table:style-name="ro1">
          <table:table-cell table:number-columns-repeated="8"/>
          <table:table-cell table:style-name="ce126"/>
          <table:table-cell table:number-columns-repeated="1015"/>
        </table:table-row>
        <table:table-row table:style-name="ro4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K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/ K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K 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3" table:number-columns-repeated="1007"/>
        </table:table-row>
        <table:table-row table:style-name="ro5">
          <table:table-cell table:style-name="ce4"/>
          <table:table-cell table:style-name="ce130" office:value-type="string" calcext:value-type="string" table:number-columns-spanned="1" table:number-rows-spanned="14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4" calcext:value-type="float">
            <text:p>4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I7]*[.E7]" office:value-type="currency" office:currency="EUR" office:value="59.9" calcext:value-type="currency">
            <text:p>59,90 €</text:p>
          </table:table-cell>
          <table:table-cell table:style-name="ce90" table:formula="of:=[.I7]*[.F7]" office:value-type="currency" office:currency="EUR" office:value="239.6" calcext:value-type="currency">
            <text:p>239,60 €</text:p>
          </table:table-cell>
          <table:table-cell table:style-name="ce109" table:number-columns-repeated="2"/>
          <table:table-cell table:style-name="ce289" office:value-type="float" office:value="8" calcext:value-type="float">
            <text:p>8</text:p>
          </table:table-cell>
          <table:table-cell table:style-name="ce293" table:formula="of:=IF([.F7]-[.N7]&lt;0;0;[.F7]-[.N7])" office:value-type="float" office:value="0" calcext:value-type="float">
            <text:p>0</text:p>
          </table:table-cell>
          <table:table-cell table:style-name="ce296" table:formula="of:=[.I7]*[.O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0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4" calcext:value-type="float">
            <text:p>4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I8]*[.E8]" office:value-type="currency" office:currency="EUR" office:value="69.9" calcext:value-type="currency">
            <text:p>69,90 €</text:p>
          </table:table-cell>
          <table:table-cell table:style-name="ce91" table:formula="of:=[.I8]*[.F8]" office:value-type="currency" office:currency="EUR" office:value="279.6" calcext:value-type="currency">
            <text:p>279,6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4" calcext:value-type="float">
            <text:p>4</text:p>
          </table:table-cell>
          <table:table-cell table:style-name="ce296" table:formula="of:=[.I8]*[.O8]" office:value-type="currency" office:currency="EUR" office:value="279.6" calcext:value-type="currency">
            <text:p>279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0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4" calcext:value-type="float">
            <text:p>4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I9]*[.E9]" office:value-type="currency" office:currency="EUR" office:value="0.96" calcext:value-type="currency">
            <text:p>0,96 €</text:p>
          </table:table-cell>
          <table:table-cell table:style-name="ce90" table:formula="of:=[.I9]*[.F9]" office:value-type="currency" office:currency="EUR" office:value="3.84" calcext:value-type="currency">
            <text:p>3,8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4" calcext:value-type="float">
            <text:p>4</text:p>
          </table:table-cell>
          <table:table-cell table:style-name="ce296" table:formula="of:=[.I9]*[.O9]" office:value-type="currency" office:currency="EUR" office:value="3.84" calcext:value-type="currency">
            <text:p>3,8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5"/>
          <table:covered-table-cell table:style-name="ce130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4" calcext:value-type="float">
            <text:p>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I10]*[.E10]" office:value-type="currency" office:currency="EUR" office:value="19.99" calcext:value-type="currency">
            <text:p>19,99 €</text:p>
          </table:table-cell>
          <table:table-cell table:style-name="ce91" table:formula="of:=[.I10]*[.F10]" office:value-type="currency" office:currency="EUR" office:value="79.96" calcext:value-type="currency">
            <text:p>79,96 €</text:p>
          </table:table-cell>
          <table:table-cell table:style-name="ce111" table:number-columns-repeated="2"/>
          <table:table-cell table:style-name="ce289" office:value-type="float" office:value="1" calcext:value-type="float">
            <text:p>1</text:p>
          </table:table-cell>
          <table:table-cell table:style-name="ce293" table:formula="of:=IF([.F10]-[.N10]&lt;0;0;[.F10]-[.N10])" office:value-type="float" office:value="3" calcext:value-type="float">
            <text:p>3</text:p>
          </table:table-cell>
          <table:table-cell table:style-name="ce296" table:formula="of:=[.I10]*[.O10]" office:value-type="currency" office:currency="EUR" office:value="59.97" calcext:value-type="currency">
            <text:p>59,9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5"/>
          <table:covered-table-cell table:style-name="ce130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4" calcext:value-type="float">
            <text:p>4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I11]*[.E11]" office:value-type="currency" office:currency="EUR" office:value="41.39" calcext:value-type="currency">
            <text:p>41,39 €</text:p>
          </table:table-cell>
          <table:table-cell table:style-name="ce90" table:formula="of:=[.I11]*[.F11]" office:value-type="currency" office:currency="EUR" office:value="165.56" calcext:value-type="currency">
            <text:p>165,56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4" calcext:value-type="float">
            <text:p>4</text:p>
          </table:table-cell>
          <table:table-cell table:style-name="ce296" table:formula="of:=[.I11]*[.O11]" office:value-type="currency" office:currency="EUR" office:value="165.56" calcext:value-type="currency">
            <text:p>165,5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8">
          <table:table-cell table:style-name="ce5"/>
          <table:covered-table-cell table:style-name="ce130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4" calcext:value-type="float">
            <text:p>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I12]*[.E12]" office:value-type="currency" office:currency="EUR" office:value="9.49" calcext:value-type="currency">
            <text:p>9,49 €</text:p>
          </table:table-cell>
          <table:table-cell table:style-name="ce91" table:formula="of:=[.I12]*[.F12]" office:value-type="currency" office:currency="EUR" office:value="37.96" calcext:value-type="currency">
            <text:p>37,96 €</text:p>
          </table:table-cell>
          <table:table-cell table:style-name="ce111" table:number-columns-repeated="2"/>
          <table:table-cell table:style-name="ce289" office:value-type="float" office:value="5" calcext:value-type="float">
            <text:p>5</text:p>
          </table:table-cell>
          <table:table-cell table:style-name="ce293" table:formula="of:=IF([.F12]-[.N12]&lt;0;0;[.F12]-[.N12])" office:value-type="float" office:value="0" calcext:value-type="float">
            <text:p>0</text:p>
          </table:table-cell>
          <table:table-cell table:style-name="ce296" table:formula="of:=[.I12]*[.O1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8">
          <table:table-cell table:style-name="ce4"/>
          <table:covered-table-cell table:style-name="ce130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4" calcext:value-type="float">
            <text:p>4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I13]*[.E13]" office:value-type="currency" office:currency="EUR" office:value="3.97" calcext:value-type="currency">
            <text:p>3,97 €</text:p>
          </table:table-cell>
          <table:table-cell table:style-name="ce90" table:formula="of:=[.I13]*[.F13]" office:value-type="currency" office:currency="EUR" office:value="15.88" calcext:value-type="currency">
            <text:p>15,88 €</text:p>
          </table:table-cell>
          <table:table-cell table:style-name="ce110" table:number-columns-repeated="2"/>
          <table:table-cell table:style-name="ce289" office:value-type="float" office:value="5" calcext:value-type="float">
            <text:p>5</text:p>
          </table:table-cell>
          <table:table-cell table:style-name="ce293" table:formula="of:=IF([.F13]-[.N13]&lt;0;0;[.F13]-[.N13])" office:value-type="float" office:value="0" calcext:value-type="float">
            <text:p>0</text:p>
          </table:table-cell>
          <table:table-cell table:style-name="ce296" table:formula="of:=[.I13]*[.O1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0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4]*[.$E$4]" office:value-type="float" office:value="4" calcext:value-type="float">
            <text:p>4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steur-capacit%C3%A9-batterie-SENRISE-affichage/dp/B07S1MX32Z/ref=sr_1_28?__mk_fr_FR=%C3%85M%C3%85%C5%BD%C3%95%C3%91&amp;crid=19R8WBQXTA7C7&amp;keywords=indicateur+niveau+charge+batterie+3s&amp;qid=1664530459&amp;sprefix=indicateur+niveau+charge+batterie+3s+%2Caps%2C122&amp;sr=8-28</text:p>
          </table:table-cell>
          <table:table-cell table:style-name="ce91" office:value-type="currency" office:currency="EUR" office:value="7.95" calcext:value-type="currency">
            <text:p>7,95 €</text:p>
          </table:table-cell>
          <table:table-cell table:style-name="ce91" table:formula="of:=[.I14]*[.E14]" office:value-type="currency" office:currency="EUR" office:value="7.95" calcext:value-type="currency">
            <text:p>7,95 €</text:p>
          </table:table-cell>
          <table:table-cell table:style-name="ce91" table:formula="of:=[.I14]*[.F14]" office:value-type="currency" office:currency="EUR" office:value="31.8" calcext:value-type="currency">
            <text:p>31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4" calcext:value-type="float">
            <text:p>4</text:p>
          </table:table-cell>
          <table:table-cell table:style-name="ce296" table:formula="of:=[.I14]*[.O14]" office:value-type="currency" office:currency="EUR" office:value="31.8" calcext:value-type="currency">
            <text:p>31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0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table:formula="of:=[.E15]*[.$E$4]" office:value-type="float" office:value="8" calcext:value-type="float">
            <text:p>8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I15]*[.E15]" office:value-type="currency" office:currency="EUR" office:value="0.16" calcext:value-type="currency">
            <text:p>0,16 €</text:p>
          </table:table-cell>
          <table:table-cell table:style-name="ce90" table:formula="of:=[.I15]*[.F15]" office:value-type="currency" office:currency="EUR" office:value="0.64" calcext:value-type="currency">
            <text:p>0,64 €</text:p>
          </table:table-cell>
          <table:table-cell table:style-name="ce110" table:number-columns-repeated="2"/>
          <table:table-cell table:style-name="ce289" office:value-type="float" office:value="10" calcext:value-type="float">
            <text:p>1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0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table:formula="of:=[.E16]*[.$E$4]" office:value-type="float" office:value="24" calcext:value-type="float">
            <text:p>2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I16]*[.E16]" office:value-type="currency" office:currency="EUR" office:value="0.84" calcext:value-type="currency">
            <text:p>0,84 €</text:p>
          </table:table-cell>
          <table:table-cell table:style-name="ce91" table:formula="of:=[.I16]*[.F16]" office:value-type="currency" office:currency="EUR" office:value="3.36" calcext:value-type="currency">
            <text:p>3,36 €</text:p>
          </table:table-cell>
          <table:table-cell table:style-name="ce110" table:number-columns-repeated="2"/>
          <table:table-cell table:style-name="ce289" office:value-type="float" office:value="10" calcext:value-type="float">
            <text:p>10</text:p>
          </table:table-cell>
          <table:table-cell table:style-name="ce293" table:formula="of:=IF([.F16]-[.N16]&lt;0;0;[.F16]-[.N16])" office:value-type="float" office:value="14" calcext:value-type="float">
            <text:p>14</text:p>
          </table:table-cell>
          <table:table-cell table:style-name="ce296" table:formula="of:=[.I16]*[.O16]" office:value-type="currency" office:currency="EUR" office:value="1.96" calcext:value-type="currency">
            <text:p>1,9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covered-table-cell table:style-name="ce130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E17]*[.$E$4]" office:value-type="float" office:value="8" calcext:value-type="float">
            <text:p>8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I17]*[.E17]" office:value-type="currency" office:currency="EUR" office:value="1.88" calcext:value-type="currency">
            <text:p>1,88 €</text:p>
          </table:table-cell>
          <table:table-cell table:style-name="ce90" table:formula="of:=[.I17]*[.F17]" office:value-type="currency" office:currency="EUR" office:value="7.52" calcext:value-type="currency">
            <text:p>7,52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7]-[.N17]&lt;0;0;[.F17]-[.N17])" office:value-type="float" office:value="4" calcext:value-type="float">
            <text:p>4</text:p>
          </table:table-cell>
          <table:table-cell table:style-name="ce296" table:formula="of:=[.I17]*[.O17]" office:value-type="currency" office:currency="EUR" office:value="3.76" calcext:value-type="currency">
            <text:p>3,7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0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table:formula="of:=[.E18]*[.$E$4]" office:value-type="float" office:value="12" calcext:value-type="float">
            <text:p>12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I18]*[.E18]" office:value-type="currency" office:currency="EUR" office:value="5.7" calcext:value-type="currency">
            <text:p>5,70 €</text:p>
          </table:table-cell>
          <table:table-cell table:style-name="ce91" table:formula="of:=[.I18]*[.F18]" office:value-type="currency" office:currency="EUR" office:value="22.8" calcext:value-type="currency">
            <text:p>22,80 €</text:p>
          </table:table-cell>
          <table:table-cell table:style-name="ce110" table:number-columns-repeated="2"/>
          <table:table-cell table:style-name="ce289" office:value-type="float" office:value="7" calcext:value-type="float">
            <text:p>7</text:p>
          </table:table-cell>
          <table:table-cell table:style-name="ce293" table:formula="of:=IF([.F18]-[.N18]&lt;0;0;[.F18]-[.N18])" office:value-type="float" office:value="5" calcext:value-type="float">
            <text:p>5</text:p>
          </table:table-cell>
          <table:table-cell table:style-name="ce296" table:formula="of:=[.I18]*[.O18]" office:value-type="currency" office:currency="EUR" office:value="9.5" calcext:value-type="currency">
            <text:p>9,5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0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2" table:formula="of:=[.E19]*[.$E$4]" office:value-type="float" office:value="4" calcext:value-type="float">
            <text:p>4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I19]*[.E19]" office:value-type="currency" office:currency="EUR" office:value="6.99" calcext:value-type="currency">
            <text:p>6,99 €</text:p>
          </table:table-cell>
          <table:table-cell table:style-name="ce90" table:formula="of:=[.I19]*[.F19]" office:value-type="currency" office:currency="EUR" office:value="27.96" calcext:value-type="currency">
            <text:p>27,96 €</text:p>
          </table:table-cell>
          <table:table-cell table:style-name="ce195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0">
          <table:table-cell table:style-name="ce4"/>
          <table:covered-table-cell table:style-name="ce130"/>
          <table:table-cell table:style-name="ce35" office:value-type="string" calcext:value-type="string">
            <text:p>Objectif 4mm de focale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20]*[.$E$4]" office:value-type="float" office:value="4" calcext:value-type="float">
            <text:p>4</text:p>
          </table:table-cell>
          <table:table-cell table:style-name="ce53" office:value-type="string" calcext:value-type="string">
            <text:p>Edmund Optics</text:p>
          </table:table-cell>
          <table:table-cell table:style-name="ce72" office:value-type="string" calcext:value-type="string">
            <text:p>edmundoptics.fr/p/4mm-uc-series-fixed-focal-length-lens/2966/</text:p>
          </table:table-cell>
          <table:table-cell table:style-name="ce91" office:value-type="currency" office:currency="EUR" office:value="220" calcext:value-type="currency">
            <text:p>220,00 €</text:p>
          </table:table-cell>
          <table:table-cell table:style-name="ce91" table:formula="of:=[.I20]*[.E20]" office:value-type="currency" office:currency="EUR" office:value="220" calcext:value-type="currency">
            <text:p>220,00 €</text:p>
          </table:table-cell>
          <table:table-cell table:style-name="ce91" table:formula="of:=[.I20]*[.F20]" office:value-type="currency" office:currency="EUR" office:value="880" calcext:value-type="currency">
            <text:p>880,00 €</text:p>
          </table:table-cell>
          <table:table-cell table:style-name="ce112" table:formula="of:=SUM([.J7:.J20])" office:value-type="currency" office:currency="EUR" office:value="449.12" calcext:value-type="currency">
            <text:p>449,12 €</text:p>
          </table:table-cell>
          <table:table-cell table:style-name="ce112" table:formula="of:=SUM([.K7:.K20])" office:value-type="currency" office:currency="EUR" office:value="1796.48" calcext:value-type="currency">
            <text:p>1 796,48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4" calcext:value-type="float">
            <text:p>4</text:p>
          </table:table-cell>
          <table:table-cell table:style-name="ce296" table:formula="of:=[.I20]*[.O20]" office:value-type="currency" office:currency="EUR" office:value="880" calcext:value-type="currency">
            <text:p>88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table-cell table:style-name="ce135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table:formula="of:=[.E22]*[.$E$4]" office:value-type="float" office:value="4" calcext:value-type="float">
            <text:p>4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I22]*[.E22]" office:value-type="currency" office:currency="EUR" office:value="43.99" calcext:value-type="currency">
            <text:p>43,99 €</text:p>
          </table:table-cell>
          <table:table-cell table:style-name="ce94" table:formula="of:=[.I22]*[.F22]" office:value-type="currency" office:currency="EUR" office:value="175.96" calcext:value-type="currency">
            <text:p>175,96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6"/>
          <table:covered-table-cell table:style-name="ce135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3]*[.$E$4]" office:value-type="float" office:value="4" calcext:value-type="float">
            <text:p>4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I23]*[.E23]" office:value-type="currency" office:currency="EUR" office:value="3.5" calcext:value-type="currency">
            <text:p>3,50 €</text:p>
          </table:table-cell>
          <table:table-cell table:style-name="ce104" table:formula="of:=[.I23]*[.F23]" office:value-type="currency" office:currency="EUR" office:value="14" calcext:value-type="currency">
            <text:p>14,00 €</text:p>
          </table:table-cell>
          <table:table-cell table:style-name="ce113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4" calcext:value-type="float">
            <text:p>4</text:p>
          </table:table-cell>
          <table:table-cell table:style-name="ce296" table:formula="of:=[.I23]*[.O23]" office:value-type="currency" office:currency="EUR" office:value="14" calcext:value-type="currency">
            <text:p>14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8">
          <table:table-cell table:style-name="ce6"/>
          <table:covered-table-cell table:style-name="ce135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table:formula="of:=[.E24]*[.$E$4]" office:value-type="float" office:value="8" calcext:value-type="float">
            <text:p>8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I24]*[.E24]" office:value-type="currency" office:currency="EUR" office:value="2.68" calcext:value-type="currency">
            <text:p>2,68 €</text:p>
          </table:table-cell>
          <table:table-cell table:style-name="ce94" table:formula="of:=[.I24]*[.F24]" office:value-type="currency" office:currency="EUR" office:value="10.72" calcext:value-type="currency">
            <text:p>10,72 €</text:p>
          </table:table-cell>
          <table:table-cell table:style-name="ce113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24]-[.N24]&lt;0;0;[.F24]-[.N24])" office:value-type="float" office:value="8" calcext:value-type="float">
            <text:p>8</text:p>
          </table:table-cell>
          <table:table-cell table:style-name="ce296" table:formula="of:=[.I24]*[.O24]" office:value-type="currency" office:currency="EUR" office:value="10.72" calcext:value-type="currency">
            <text:p>10,7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8">
          <table:table-cell table:style-name="ce6"/>
          <table:covered-table-cell table:style-name="ce135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5]*[.$E$4]" office:value-type="float" office:value="4" calcext:value-type="float">
            <text:p>4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I25]*[.E25]" office:value-type="currency" office:currency="EUR" office:value="1.34" calcext:value-type="currency">
            <text:p>1,34 €</text:p>
          </table:table-cell>
          <table:table-cell table:style-name="ce104" table:formula="of:=[.I25]*[.F25]" office:value-type="currency" office:currency="EUR" office:value="5.36" calcext:value-type="currency">
            <text:p>5,36 €</text:p>
          </table:table-cell>
          <table:table-cell table:style-name="ce113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4" calcext:value-type="float">
            <text:p>4</text:p>
          </table:table-cell>
          <table:table-cell table:style-name="ce296" table:formula="of:=[.I25]*[.O25]" office:value-type="currency" office:currency="EUR" office:value="5.36" calcext:value-type="currency">
            <text:p>5,3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12">
          <table:table-cell table:style-name="ce6"/>
          <table:covered-table-cell table:style-name="ce135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table:formula="of:=[.E26]*[.$E$4]" office:value-type="float" office:value="4" calcext:value-type="float">
            <text:p>4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I26]*[.E26]" office:value-type="currency" office:currency="EUR" office:value="9.99" calcext:value-type="currency">
            <text:p>9,99 €</text:p>
          </table:table-cell>
          <table:table-cell table:style-name="ce94" table:formula="of:=[.I26]*[.F26]" office:value-type="currency" office:currency="EUR" office:value="39.96" calcext:value-type="currency">
            <text:p>39,96 €</text:p>
          </table:table-cell>
          <table:table-cell table:style-name="ce113" table:number-columns-repeated="2"/>
          <table:table-cell table:style-name="ce290" office:value-type="float" office:value="4" calcext:value-type="float">
            <text:p>4</text:p>
          </table:table-cell>
          <table:table-cell table:style-name="ce293" table:formula="of:=IF([.F26]-[.N26]&lt;0;0;[.F26]-[.N26])" office:value-type="float" office:value="0" calcext:value-type="float">
            <text:p>0</text:p>
          </table:table-cell>
          <table:table-cell table:style-name="ce296" table:formula="of:=[.I26]*[.O2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5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7]*[.$E$4]" office:value-type="float" office:value="4" calcext:value-type="float">
            <text:p>4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I27]*[.E27]" office:value-type="currency" office:currency="EUR" office:value="17.99" calcext:value-type="currency">
            <text:p>17,99 €</text:p>
          </table:table-cell>
          <table:table-cell table:style-name="ce104" table:formula="of:=[.I27]*[.F27]" office:value-type="currency" office:currency="EUR" office:value="71.96" calcext:value-type="currency">
            <text:p>71,96 €</text:p>
          </table:table-cell>
          <table:table-cell table:style-name="ce114" table:formula="of:=SUM([.J22:.J27])" office:value-type="currency" office:currency="EUR" office:value="79.49" calcext:value-type="currency">
            <text:p>79,49 €</text:p>
          </table:table-cell>
          <table:table-cell table:style-name="ce114"/>
          <table:table-cell table:style-name="ce290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4" calcext:value-type="float">
            <text:p>4</text:p>
          </table:table-cell>
          <table:table-cell table:style-name="ce296" table:formula="of:=[.I27]*[.O27]" office:value-type="currency" office:currency="EUR" office:value="71.96" calcext:value-type="currency">
            <text:p>71,9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14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E29]*[.$E$4]" office:value-type="float" office:value="8" calcext:value-type="float">
            <text:p>8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I29]*[.E29]" office:value-type="currency" office:currency="EUR" office:value="35.8" calcext:value-type="currency">
            <text:p>35,80 €</text:p>
          </table:table-cell>
          <table:table-cell table:style-name="ce92" table:formula="of:=[.I29]*[.F29]" office:value-type="currency" office:currency="EUR" office:value="143.2" calcext:value-type="currency">
            <text:p>143,2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8" calcext:value-type="float">
            <text:p>8</text:p>
          </table:table-cell>
          <table:table-cell table:style-name="ce296" table:formula="of:=[.I29]*[.O29]" office:value-type="currency" office:currency="EUR" office:value="143.2" calcext:value-type="currency">
            <text:p>143,2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table:formula="of:=[.E30]*[.$E$4]" office:value-type="float" office:value="4" calcext:value-type="float">
            <text:p>4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I30]*[.E30]" office:value-type="currency" office:currency="EUR" office:value="16.43" calcext:value-type="currency">
            <text:p>16,43 €</text:p>
          </table:table-cell>
          <table:table-cell table:style-name="ce95" table:formula="of:=[.I30]*[.F30]" office:value-type="currency" office:currency="EUR" office:value="65.72" calcext:value-type="currency">
            <text:p>65,7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0]-[.N30]&lt;0;0;[.F30]-[.N30])" office:value-type="float" office:value="4" calcext:value-type="float">
            <text:p>4</text:p>
          </table:table-cell>
          <table:table-cell table:style-name="ce296" table:formula="of:=[.I30]*[.O30]" office:value-type="currency" office:currency="EUR" office:value="65.72" calcext:value-type="currency">
            <text:p>65,7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E31]*[.$E$4]" office:value-type="float" office:value="8" calcext:value-type="float">
            <text:p>8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I31]*[.E31]" office:value-type="currency" office:currency="EUR" office:value="47.2" calcext:value-type="currency">
            <text:p>47,20 €</text:p>
          </table:table-cell>
          <table:table-cell table:style-name="ce92" table:formula="of:=[.I31]*[.F31]" office:value-type="currency" office:currency="EUR" office:value="188.8" calcext:value-type="currency">
            <text:p>188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8" calcext:value-type="float">
            <text:p>8</text:p>
          </table:table-cell>
          <table:table-cell table:style-name="ce296" table:formula="of:=[.I31]*[.O31]" office:value-type="currency" office:currency="EUR" office:value="188.8" calcext:value-type="currency">
            <text:p>188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formula="of:=[.E32]*[.$E$4]" office:value-type="float" office:value="4" calcext:value-type="float">
            <text:p>4</text:p>
          </table:table-cell>
          <table:table-cell table:style-name="ce57" office:value-type="string" calcext:value-type="string">
            <text:p>Intermo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I32]*[.E32]" office:value-type="currency" office:currency="EUR" office:value="1.1" calcext:value-type="currency">
            <text:p>1,10 €</text:p>
          </table:table-cell>
          <table:table-cell table:style-name="ce95" table:formula="of:=[.I32]*[.F32]" office:value-type="currency" office:currency="EUR" office:value="4.4" calcext:value-type="currency">
            <text:p>4,4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4" calcext:value-type="float">
            <text:p>4</text:p>
          </table:table-cell>
          <table:table-cell table:style-name="ce296" table:formula="of:=[.I32]*[.O32]" office:value-type="currency" office:currency="EUR" office:value="4.4" calcext:value-type="currency">
            <text:p>4,4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E33]*[.$E$4]" office:value-type="float" office:value="4" calcext:value-type="float">
            <text:p>4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Outrunner-Bateaux-%C3%89tanche-Moteur-Brushless/dp/B07WSGM7MD/ref=sr_1_6?__mk_fr_FR=%C3%85M%C3%85%C5%BD%C3%95%C3%91&amp;crid=2EVA1NOO2KTST&amp;keywords=moteur+F2838&amp;qid=1664528550&amp;s=toys&amp;sprefix=moteur+f2838%2Ctoys%2C227&amp;sr=1-6</text:p>
          </table:table-cell>
          <table:table-cell table:style-name="ce92" office:value-type="currency" office:currency="EUR" office:value="50.74" calcext:value-type="currency">
            <text:p>50,74 €</text:p>
          </table:table-cell>
          <table:table-cell table:style-name="ce92" table:formula="of:=[.I33]*[.E33]" office:value-type="currency" office:currency="EUR" office:value="50.74" calcext:value-type="currency">
            <text:p>50,74 €</text:p>
          </table:table-cell>
          <table:table-cell table:style-name="ce92" table:formula="of:=[.I33]*[.F33]" office:value-type="currency" office:currency="EUR" office:value="202.96" calcext:value-type="currency">
            <text:p>202,96 €</text:p>
          </table:table-cell>
          <table:table-cell table:style-name="ce115" table:formula="of:=SUM([.J29:.J33])" office:value-type="currency" office:currency="EUR" office:value="151.27" calcext:value-type="currency">
            <text:p>151,27 €</text:p>
          </table:table-cell>
          <table:table-cell table:style-name="ce115" table:formula="of:=SUM([.K29:.K33])" office:value-type="currency" office:currency="EUR" office:value="605.08" calcext:value-type="currency">
            <text:p>605,08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4" calcext:value-type="float">
            <text:p>4</text:p>
          </table:table-cell>
          <table:table-cell table:style-name="ce296" table:formula="of:=[.I33]*[.O33]" office:value-type="currency" office:currency="EUR" office:value="202.96" calcext:value-type="currency">
            <text:p>202,9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8">
          <table:table-cell table:style-name="ce4"/>
          <table:table-cell table:style-name="ce138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35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58" office:value-type="float" office:value="21.144" calcext:value-type="float">
            <text:p>21,144</text:p>
          </table:table-cell>
          <table:table-cell table:style-name="ce105" table:formula="of:=[.I35]*[.E35]" office:value-type="currency" office:currency="EUR" office:value="21.144" calcext:value-type="currency">
            <text:p>21,14 €</text:p>
          </table:table-cell>
          <table:table-cell table:style-name="ce264" table:formula="of:=[.I35]*[.F35]" office:value-type="currency" office:currency="EUR" office:value="84.576" calcext:value-type="currency">
            <text:p>84,58 €</text:p>
          </table:table-cell>
          <table:table-cell table:style-name="ce116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4" calcext:value-type="float">
            <text:p>4</text:p>
          </table:table-cell>
          <table:table-cell table:style-name="ce296" table:formula="of:=[.I35]*[.O35]" office:value-type="currency" office:currency="EUR" office:value="84.576" calcext:value-type="currency">
            <text:p>84,5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8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table:formula="of:=[.E36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59" office:value-type="float" office:value="9.516" calcext:value-type="float">
            <text:p>9,516</text:p>
          </table:table-cell>
          <table:table-cell table:style-name="ce106" table:formula="of:=[.I36]*[.E36]" office:value-type="currency" office:currency="EUR" office:value="9.516" calcext:value-type="currency">
            <text:p>9,52 €</text:p>
          </table:table-cell>
          <table:table-cell table:style-name="ce106" table:formula="of:=[.I36]*[.F36]" office:value-type="currency" office:currency="EUR" office:value="38.064" calcext:value-type="currency">
            <text:p>38,06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4" calcext:value-type="float">
            <text:p>4</text:p>
          </table:table-cell>
          <table:table-cell table:style-name="ce296" table:formula="of:=[.I36]*[.O36]" office:value-type="currency" office:currency="EUR" office:value="38.064" calcext:value-type="currency">
            <text:p>38,0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8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37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58" office:value-type="float" office:value="89.844" calcext:value-type="float">
            <text:p>89,844</text:p>
          </table:table-cell>
          <table:table-cell table:style-name="ce105" table:formula="of:=[.I37]*[.E37]" office:value-type="currency" office:currency="EUR" office:value="89.844" calcext:value-type="currency">
            <text:p>89,84 €</text:p>
          </table:table-cell>
          <table:table-cell table:style-name="ce264" table:formula="of:=[.I37]*[.F37]" office:value-type="currency" office:currency="EUR" office:value="359.376" calcext:value-type="currency">
            <text:p>359,38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4" calcext:value-type="float">
            <text:p>4</text:p>
          </table:table-cell>
          <table:table-cell table:style-name="ce296" table:formula="of:=[.I37]*[.O37]" office:value-type="currency" office:currency="EUR" office:value="359.376" calcext:value-type="currency">
            <text:p>359,3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[.E38]*[.$E$4]" office:value-type="float" office:value="8" calcext:value-type="float">
            <text:p>8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59" office:value-type="float" office:value="50.736" calcext:value-type="float">
            <text:p>50,736</text:p>
          </table:table-cell>
          <table:table-cell table:style-name="ce106" table:formula="of:=[.I38]*[.E38]" office:value-type="currency" office:currency="EUR" office:value="101.472" calcext:value-type="currency">
            <text:p>101,47 €</text:p>
          </table:table-cell>
          <table:table-cell table:style-name="ce106" table:formula="of:=[.I38]*[.F38]" office:value-type="currency" office:currency="EUR" office:value="405.888" calcext:value-type="currency">
            <text:p>405,89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8]-[.N38]&lt;0;0;[.F38]-[.N38])" office:value-type="float" office:value="8" calcext:value-type="float">
            <text:p>8</text:p>
          </table:table-cell>
          <table:table-cell table:style-name="ce296" table:formula="of:=[.I38]*[.O38]" office:value-type="currency" office:currency="EUR" office:value="405.888" calcext:value-type="currency">
            <text:p>405,89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191" table:formula="of:=[.E39]*[.$E$4]" office:value-type="float" office:value="8" calcext:value-type="float">
            <text:p>8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58" office:value-type="float" office:value="53.16" calcext:value-type="float">
            <text:p>53,16</text:p>
          </table:table-cell>
          <table:table-cell table:style-name="ce105" table:formula="of:=[.I39]*[.E39]" office:value-type="currency" office:currency="EUR" office:value="106.32" calcext:value-type="currency">
            <text:p>106,32 €</text:p>
          </table:table-cell>
          <table:table-cell table:style-name="ce264" table:formula="of:=[.I39]*[.F39]" office:value-type="currency" office:currency="EUR" office:value="425.28" calcext:value-type="currency">
            <text:p>425,28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8" calcext:value-type="float">
            <text:p>8</text:p>
          </table:table-cell>
          <table:table-cell table:style-name="ce296" table:formula="of:=[.I39]*[.O39]" office:value-type="currency" office:currency="EUR" office:value="425.28" calcext:value-type="currency">
            <text:p>425,2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8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formula="of:=[.E40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59" office:value-type="float" office:value="25.08" calcext:value-type="float">
            <text:p>25,08</text:p>
          </table:table-cell>
          <table:table-cell table:style-name="ce106" table:formula="of:=[.I40]*[.E40]" office:value-type="currency" office:currency="EUR" office:value="25.08" calcext:value-type="currency">
            <text:p>25,08 €</text:p>
          </table:table-cell>
          <table:table-cell table:style-name="ce106" table:formula="of:=[.I40]*[.F40]" office:value-type="currency" office:currency="EUR" office:value="100.32" calcext:value-type="currency">
            <text:p>100,32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4" calcext:value-type="float">
            <text:p>4</text:p>
          </table:table-cell>
          <table:table-cell table:style-name="ce296" table:formula="of:=[.I40]*[.O40]" office:value-type="currency" office:currency="EUR" office:value="100.32" calcext:value-type="currency">
            <text:p>100,3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8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191" table:formula="of:=[.E41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58" office:value-type="float" office:value="15.852" calcext:value-type="float">
            <text:p>15,852</text:p>
          </table:table-cell>
          <table:table-cell table:style-name="ce105" table:formula="of:=[.I41]*[.E41]" office:value-type="currency" office:currency="EUR" office:value="15.852" calcext:value-type="currency">
            <text:p>15,85 €</text:p>
          </table:table-cell>
          <table:table-cell table:style-name="ce264" table:formula="of:=[.I41]*[.F41]" office:value-type="currency" office:currency="EUR" office:value="63.408" calcext:value-type="currency">
            <text:p>63,41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4" calcext:value-type="float">
            <text:p>4</text:p>
          </table:table-cell>
          <table:table-cell table:style-name="ce296" table:formula="of:=[.I41]*[.O41]" office:value-type="currency" office:currency="EUR" office:value="63.408" calcext:value-type="currency">
            <text:p>63,41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8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table:formula="of:=[.E42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69-57-bride.html#/44-declinaison-serie_4</text:p>
          </table:table-cell>
          <table:table-cell table:style-name="ce59" office:value-type="float" office:value="30.936" calcext:value-type="float">
            <text:p>30,936</text:p>
          </table:table-cell>
          <table:table-cell table:style-name="ce106" table:formula="of:=[.I42]*[.E42]" office:value-type="currency" office:currency="EUR" office:value="30.936" calcext:value-type="currency">
            <text:p>30,94 €</text:p>
          </table:table-cell>
          <table:table-cell table:style-name="ce106" table:formula="of:=[.I42]*[.F42]" office:value-type="currency" office:currency="EUR" office:value="123.744" calcext:value-type="currency">
            <text:p>123,74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4" calcext:value-type="float">
            <text:p>4</text:p>
          </table:table-cell>
          <table:table-cell table:style-name="ce296" table:formula="of:=[.I42]*[.O42]" office:value-type="currency" office:currency="EUR" office:value="123.744" calcext:value-type="currency">
            <text:p>123,7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41" office:value-type="string" calcext:value-type="string">
            <text:p>Tub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43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28-19-tube-acrylique.html#/16-declinaison-4_298mm</text:p>
          </table:table-cell>
          <table:table-cell table:style-name="ce58" office:value-type="float" office:value="111.48" calcext:value-type="float">
            <text:p>111,48</text:p>
          </table:table-cell>
          <table:table-cell table:style-name="ce105" table:formula="of:=[.I43]*[.E43]" office:value-type="currency" office:currency="EUR" office:value="111.48" calcext:value-type="currency">
            <text:p>111,48 €</text:p>
          </table:table-cell>
          <table:table-cell table:style-name="ce264" table:formula="of:=[.I43]*[.F43]" office:value-type="currency" office:currency="EUR" office:value="445.92" calcext:value-type="currency">
            <text:p>445,92 €</text:p>
          </table:table-cell>
          <table:table-cell table:style-name="ce112" table:formula="of:=SUM([.J35:.J43])" office:value-type="currency" office:currency="EUR" office:value="511.644" calcext:value-type="currency">
            <text:p>511,64 €</text:p>
          </table:table-cell>
          <table:table-cell table:style-name="ce112" table:formula="of:=SUM([.K35:.K43])" office:value-type="currency" office:currency="EUR" office:value="2046.576" calcext:value-type="currency">
            <text:p>2 046,58 €</text:p>
          </table:table-cell>
          <table:table-cell table:style-name="ce290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4" calcext:value-type="float">
            <text:p>4</text:p>
          </table:table-cell>
          <table:table-cell table:style-name="ce296" table:formula="of:=[.I43]*[.O43]" office:value-type="currency" office:currency="EUR" office:value="445.92" calcext:value-type="currency">
            <text:p>445,9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style-name="ce291"/>
          <table:table-cell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6">
          <table:table-cell table:style-name="ce4"/>
          <table:table-cell table:style-name="ce139" office:value-type="string" calcext:value-type="string" table:number-columns-spanned="1" table:number-rows-spanned="29">
            <text:p>Visserie</text:p>
          </table:table-cell>
          <table:table-cell table:style-name="ce152" office:value-type="string" calcext:value-type="string">
            <text:p>Tube Inox A4 10mm*1</text:p>
          </table:table-cell>
          <table:table-cell table:style-name="ce152" office:value-type="string" calcext:value-type="string">
            <text:p>s’assurer que le diamètre interne soit bien de 8mm au minimum. 1 mètre de longueur suffira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E45]*[.$E$4]" office:value-type="float" office:value="4" calcext:value-type="float">
            <text:p>4</text:p>
          </table:table-cell>
          <table:table-cell table:style-name="ce183" office:value-type="string" calcext:value-type="string">
            <text:p>Acier au Détail</text:p>
          </table:table-cell>
          <table:table-cell table:style-name="ce218" office:value-type="string" calcext:value-type="string">
            <text:p>https://www.acier-detail-decoupe.fr/aciers-inox/1348-inox-etire-316l-14087.html</text:p>
          </table:table-cell>
          <table:table-cell table:style-name="ce179" office:value-type="currency" office:currency="EUR" office:value="17.94" calcext:value-type="currency">
            <text:p>17,94 €</text:p>
          </table:table-cell>
          <table:table-cell table:style-name="ce179" table:formula="of:=[.I45]*[.E45]" office:value-type="currency" office:currency="EUR" office:value="17.94" calcext:value-type="currency">
            <text:p>17,94 €</text:p>
          </table:table-cell>
          <table:table-cell table:style-name="ce179" table:formula="of:=[.I45]*[.F45]" office:value-type="currency" office:currency="EUR" office:value="71.76" calcext:value-type="currency">
            <text:p>71,76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5]-[.N45]&lt;0;0;[.F45]-[.N45])" office:value-type="float" office:value="4" calcext:value-type="float">
            <text:p>4</text:p>
          </table:table-cell>
          <table:table-cell table:style-name="ce296" table:formula="of:=[.I45]*[.O45]" office:value-type="currency" office:currency="EUR" office:value="71.76" calcext:value-type="currency">
            <text:p>71,7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Tige Inox M8</text:p>
          </table:table-cell>
          <table:table-cell table:style-name="ce153"/>
          <table:table-cell table:style-name="ce184" office:value-type="float" office:value="1" calcext:value-type="float">
            <text:p>1</text:p>
          </table:table-cell>
          <table:table-cell table:style-name="ce184" table:formula="of:=[.E46]*[.$E$4]" office:value-type="float" office:value="4" calcext:value-type="float">
            <text:p>4</text:p>
          </table:table-cell>
          <table:table-cell table:style-name="ce184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tige-filetee-inox-a4-din-975-tigea4/#TIGE08A4</text:p>
          </table:table-cell>
          <table:table-cell table:style-name="ce176" office:value-type="currency" office:currency="EUR" office:value="5.88" calcext:value-type="currency">
            <text:p>5,88 €</text:p>
          </table:table-cell>
          <table:table-cell table:style-name="ce176" table:formula="of:=[.I46]*[.E46]" office:value-type="currency" office:currency="EUR" office:value="5.88" calcext:value-type="currency">
            <text:p>5,88 €</text:p>
          </table:table-cell>
          <table:table-cell table:style-name="ce176" table:formula="of:=[.I46]*[.F46]" office:value-type="currency" office:currency="EUR" office:value="23.52" calcext:value-type="currency">
            <text:p>23,5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4" calcext:value-type="float">
            <text:p>4</text:p>
          </table:table-cell>
          <table:table-cell table:style-name="ce296" table:formula="of:=[.I46]*[.O46]" office:value-type="currency" office:currency="EUR" office:value="23.52" calcext:value-type="currency">
            <text:p>23,5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2,5*5mm</text:p>
          </table:table-cell>
          <table:table-cell table:style-name="ce154"/>
          <table:table-cell table:style-name="ce185" office:value-type="float" office:value="4" calcext:value-type="float">
            <text:p>4</text:p>
          </table:table-cell>
          <table:table-cell table:style-name="ce183" table:formula="of:=[.E47]*[.$E$4]" office:value-type="float" office:value="16" calcext:value-type="float">
            <text:p>16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235" office:value-type="currency" office:currency="EUR" office:value="0.108" calcext:value-type="currency">
            <text:p>0,11 €</text:p>
          </table:table-cell>
          <table:table-cell table:style-name="ce179" table:formula="of:=[.I47]*[.E47]" office:value-type="currency" office:currency="EUR" office:value="0.432" calcext:value-type="currency">
            <text:p>0,43 €</text:p>
          </table:table-cell>
          <table:table-cell table:style-name="ce179" table:formula="of:=[.I47]*[.F47]" office:value-type="currency" office:currency="EUR" office:value="1.728" calcext:value-type="currency">
            <text:p>1,73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47]-[.N47]&lt;0;0;[.F47]-[.N47])" office:value-type="float" office:value="0" calcext:value-type="float">
            <text:p>0</text:p>
          </table:table-cell>
          <table:table-cell table:style-name="ce296" table:formula="of:=[.I47]*[.O4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5" office:value-type="string" calcext:value-type="string">
            <text:p>Vis TCHC M2,5*6mm</text:p>
          </table:table-cell>
          <table:table-cell table:style-name="ce155"/>
          <table:table-cell table:style-name="ce186" office:value-type="float" office:value="8" calcext:value-type="float">
            <text:p>8</text:p>
          </table:table-cell>
          <table:table-cell table:style-name="ce184" table:formula="of:=[.E48]*[.$E$4]" office:value-type="float" office:value="32" calcext:value-type="float">
            <text:p>32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236" office:value-type="currency" office:currency="EUR" office:value="0.108" calcext:value-type="currency">
            <text:p>0,11 €</text:p>
          </table:table-cell>
          <table:table-cell table:style-name="ce176" table:formula="of:=[.I48]*[.E48]" office:value-type="currency" office:currency="EUR" office:value="0.864" calcext:value-type="currency">
            <text:p>0,86 €</text:p>
          </table:table-cell>
          <table:table-cell table:style-name="ce176" table:formula="of:=[.I48]*[.F48]" office:value-type="currency" office:currency="EUR" office:value="3.456" calcext:value-type="currency">
            <text:p>3,46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48]-[.N48]&lt;0;0;[.F48]-[.N48])" office:value-type="float" office:value="0" calcext:value-type="float">
            <text:p>0</text:p>
          </table:table-cell>
          <table:table-cell table:style-name="ce296" table:formula="of:=[.I48]*[.O4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2,5*12mm</text:p>
          </table:table-cell>
          <table:table-cell table:style-name="ce154"/>
          <table:table-cell table:style-name="ce185" office:value-type="float" office:value="9" calcext:value-type="float">
            <text:p>9</text:p>
          </table:table-cell>
          <table:table-cell table:style-name="ce183" table:formula="of:=[.E49]*[.$E$4]" office:value-type="float" office:value="36" calcext:value-type="float">
            <text:p>36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235" office:value-type="currency" office:currency="EUR" office:value="0.144" calcext:value-type="currency">
            <text:p>0,14 €</text:p>
          </table:table-cell>
          <table:table-cell table:style-name="ce179" table:formula="of:=[.I49]*[.E49]" office:value-type="currency" office:currency="EUR" office:value="1.296" calcext:value-type="currency">
            <text:p>1,30 €</text:p>
          </table:table-cell>
          <table:table-cell table:style-name="ce179" table:formula="of:=[.I49]*[.F49]" office:value-type="currency" office:currency="EUR" office:value="5.184" calcext:value-type="currency">
            <text:p>5,18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49]-[.N49]&lt;0;0;[.F49]-[.N49])" office:value-type="float" office:value="0" calcext:value-type="float">
            <text:p>0</text:p>
          </table:table-cell>
          <table:table-cell table:style-name="ce296" table:formula="of:=[.I49]*[.O4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5" office:value-type="string" calcext:value-type="string">
            <text:p>Vis TCHC M2,5*18mm</text:p>
          </table:table-cell>
          <table:table-cell table:style-name="ce155"/>
          <table:table-cell table:style-name="ce186" office:value-type="float" office:value="3" calcext:value-type="float">
            <text:p>3</text:p>
          </table:table-cell>
          <table:table-cell table:style-name="ce184" table:formula="of:=[.E50]*[.$E$4]" office:value-type="float" office:value="12" calcext:value-type="float">
            <text:p>12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236" office:value-type="currency" office:currency="EUR" office:value="0.18" calcext:value-type="currency">
            <text:p>0,18 €</text:p>
          </table:table-cell>
          <table:table-cell table:style-name="ce176" table:formula="of:=[.I50]*[.E50]" office:value-type="currency" office:currency="EUR" office:value="0.54" calcext:value-type="currency">
            <text:p>0,54 €</text:p>
          </table:table-cell>
          <table:table-cell table:style-name="ce176" table:formula="of:=[.I50]*[.F50]" office:value-type="currency" office:currency="EUR" office:value="2.16" calcext:value-type="currency">
            <text:p>2,16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0]-[.N50]&lt;0;0;[.F50]-[.N50])" office:value-type="float" office:value="0" calcext:value-type="float">
            <text:p>0</text:p>
          </table:table-cell>
          <table:table-cell table:style-name="ce296" table:formula="of:=[.I50]*[.O5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3*5mm</text:p>
          </table:table-cell>
          <table:table-cell table:style-name="ce154"/>
          <table:table-cell table:style-name="ce185" office:value-type="float" office:value="2" calcext:value-type="float">
            <text:p>2</text:p>
          </table:table-cell>
          <table:table-cell table:style-name="ce183" table:formula="of:=[.E51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235" office:value-type="currency" office:currency="EUR" office:value="0.096" calcext:value-type="currency">
            <text:p>0,10 €</text:p>
          </table:table-cell>
          <table:table-cell table:style-name="ce179" table:formula="of:=[.I51]*[.E51]" office:value-type="currency" office:currency="EUR" office:value="0.192" calcext:value-type="currency">
            <text:p>0,19 €</text:p>
          </table:table-cell>
          <table:table-cell table:style-name="ce179" table:formula="of:=[.I51]*[.F51]" office:value-type="currency" office:currency="EUR" office:value="0.768" calcext:value-type="currency">
            <text:p>0,7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1]-[.N51]&lt;0;0;[.F51]-[.N51])" office:value-type="float" office:value="0" calcext:value-type="float">
            <text:p>0</text:p>
          </table:table-cell>
          <table:table-cell table:style-name="ce296" table:formula="of:=[.I51]*[.O5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5" office:value-type="string" calcext:value-type="string">
            <text:p>Vis TCHC M3*8mm</text:p>
          </table:table-cell>
          <table:table-cell table:style-name="ce155"/>
          <table:table-cell table:style-name="ce186" office:value-type="float" office:value="6" calcext:value-type="float">
            <text:p>6</text:p>
          </table:table-cell>
          <table:table-cell table:style-name="ce184" table:formula="of:=[.E52]*[.$E$4]" office:value-type="float" office:value="24" calcext:value-type="float">
            <text:p>24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236" office:value-type="currency" office:currency="EUR" office:value="0.084" calcext:value-type="currency">
            <text:p>0,08 €</text:p>
          </table:table-cell>
          <table:table-cell table:style-name="ce176" table:formula="of:=[.I52]*[.E52]" office:value-type="currency" office:currency="EUR" office:value="0.504" calcext:value-type="currency">
            <text:p>0,50 €</text:p>
          </table:table-cell>
          <table:table-cell table:style-name="ce176" table:formula="of:=[.I52]*[.F52]" office:value-type="currency" office:currency="EUR" office:value="2.016" calcext:value-type="currency">
            <text:p>2,02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2]-[.N52]&lt;0;0;[.F52]-[.N52])" office:value-type="float" office:value="0" calcext:value-type="float">
            <text:p>0</text:p>
          </table:table-cell>
          <table:table-cell table:style-name="ce296" table:formula="of:=[.I52]*[.O5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3*10mm</text:p>
          </table:table-cell>
          <table:table-cell table:style-name="ce154"/>
          <table:table-cell table:style-name="ce185" office:value-type="float" office:value="6" calcext:value-type="float">
            <text:p>6</text:p>
          </table:table-cell>
          <table:table-cell table:style-name="ce183" table:formula="of:=[.E53]*[.$E$4]" office:value-type="float" office:value="24" calcext:value-type="float">
            <text:p>24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235" office:value-type="currency" office:currency="EUR" office:value="0.084" calcext:value-type="currency">
            <text:p>0,08 €</text:p>
          </table:table-cell>
          <table:table-cell table:style-name="ce179" table:formula="of:=[.I53]*[.E53]" office:value-type="currency" office:currency="EUR" office:value="0.504" calcext:value-type="currency">
            <text:p>0,50 €</text:p>
          </table:table-cell>
          <table:table-cell table:style-name="ce179" table:formula="of:=[.I53]*[.F53]" office:value-type="currency" office:currency="EUR" office:value="2.016" calcext:value-type="currency">
            <text:p>2,02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3]-[.N53]&lt;0;0;[.F53]-[.N53])" office:value-type="float" office:value="0" calcext:value-type="float">
            <text:p>0</text:p>
          </table:table-cell>
          <table:table-cell table:style-name="ce296" table:formula="of:=[.I53]*[.O5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5" office:value-type="string" calcext:value-type="string">
            <text:p>Vis TCHC M3*14mm</text:p>
          </table:table-cell>
          <table:table-cell table:style-name="ce155"/>
          <table:table-cell table:style-name="ce186" office:value-type="float" office:value="19" calcext:value-type="float">
            <text:p>19</text:p>
          </table:table-cell>
          <table:table-cell table:style-name="ce184" table:formula="of:=[.E54]*[.$E$4]" office:value-type="float" office:value="76" calcext:value-type="float">
            <text:p>76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236" office:value-type="currency" office:currency="EUR" office:value="0.132" calcext:value-type="currency">
            <text:p>0,13 €</text:p>
          </table:table-cell>
          <table:table-cell table:style-name="ce176" table:formula="of:=[.I54]*[.E54]" office:value-type="currency" office:currency="EUR" office:value="2.508" calcext:value-type="currency">
            <text:p>2,51 €</text:p>
          </table:table-cell>
          <table:table-cell table:style-name="ce176" table:formula="of:=[.I54]*[.F54]" office:value-type="currency" office:currency="EUR" office:value="10.032" calcext:value-type="currency">
            <text:p>10,03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4]-[.N54]&lt;0;0;[.F54]-[.N54])" office:value-type="float" office:value="26" calcext:value-type="float">
            <text:p>26</text:p>
          </table:table-cell>
          <table:table-cell table:style-name="ce296" table:formula="of:=[.I54]*[.O54]" office:value-type="currency" office:currency="EUR" office:value="3.432" calcext:value-type="currency">
            <text:p>3,43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3*16mm</text:p>
          </table:table-cell>
          <table:table-cell table:style-name="ce154"/>
          <table:table-cell table:style-name="ce185" office:value-type="float" office:value="2" calcext:value-type="float">
            <text:p>2</text:p>
          </table:table-cell>
          <table:table-cell table:style-name="ce183" table:formula="of:=[.E55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235" office:value-type="currency" office:currency="EUR" office:value="0.108" calcext:value-type="currency">
            <text:p>0,11 €</text:p>
          </table:table-cell>
          <table:table-cell table:style-name="ce179" table:formula="of:=[.I55]*[.E55]" office:value-type="currency" office:currency="EUR" office:value="0.216" calcext:value-type="currency">
            <text:p>0,22 €</text:p>
          </table:table-cell>
          <table:table-cell table:style-name="ce179" table:formula="of:=[.I55]*[.F55]" office:value-type="currency" office:currency="EUR" office:value="0.864" calcext:value-type="currency">
            <text:p>0,8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8" calcext:value-type="float">
            <text:p>8</text:p>
          </table:table-cell>
          <table:table-cell table:style-name="ce296" table:formula="of:=[.I55]*[.O55]" office:value-type="currency" office:currency="EUR" office:value="0.864" calcext:value-type="currency">
            <text:p>0,8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5" office:value-type="string" calcext:value-type="string">
            <text:p>Vis TCHC M3*18mm</text:p>
          </table:table-cell>
          <table:table-cell table:style-name="ce155"/>
          <table:table-cell table:style-name="ce186" office:value-type="float" office:value="4" calcext:value-type="float">
            <text:p>4</text:p>
          </table:table-cell>
          <table:table-cell table:style-name="ce184" table:formula="of:=[.E56]*[.$E$4]" office:value-type="float" office:value="16" calcext:value-type="float">
            <text:p>16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236" office:value-type="currency" office:currency="EUR" office:value="0.168" calcext:value-type="currency">
            <text:p>0,17 €</text:p>
          </table:table-cell>
          <table:table-cell table:style-name="ce176" table:formula="of:=[.I56]*[.E56]" office:value-type="currency" office:currency="EUR" office:value="0.672" calcext:value-type="currency">
            <text:p>0,67 €</text:p>
          </table:table-cell>
          <table:table-cell table:style-name="ce176" table:formula="of:=[.I56]*[.F56]" office:value-type="currency" office:currency="EUR" office:value="2.688" calcext:value-type="currency">
            <text:p>2,69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56]-[.N56]&lt;0;0;[.F56]-[.N56])" office:value-type="float" office:value="0" calcext:value-type="float">
            <text:p>0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3*40mm</text:p>
          </table:table-cell>
          <table:table-cell table:style-name="ce154"/>
          <table:table-cell table:style-name="ce185" office:value-type="float" office:value="3" calcext:value-type="float">
            <text:p>3</text:p>
          </table:table-cell>
          <table:table-cell table:style-name="ce183" table:formula="of:=[.E57]*[.$E$4]" office:value-type="float" office:value="12" calcext:value-type="float">
            <text:p>12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235" office:value-type="currency" office:currency="EUR" office:value="0.192" calcext:value-type="currency">
            <text:p>0,19 €</text:p>
          </table:table-cell>
          <table:table-cell table:style-name="ce179" table:formula="of:=[.I57]*[.E57]" office:value-type="currency" office:currency="EUR" office:value="0.576" calcext:value-type="currency">
            <text:p>0,58 €</text:p>
          </table:table-cell>
          <table:table-cell table:style-name="ce179" table:formula="of:=[.I57]*[.F57]" office:value-type="currency" office:currency="EUR" office:value="2.304" calcext:value-type="currency">
            <text:p>2,30 €</text:p>
          </table:table-cell>
          <table:table-cell table:style-name="ce110" table:number-columns-repeated="2"/>
          <table:table-cell table:style-name="ce289" office:value-type="float" office:value="19" calcext:value-type="float">
            <text:p>19</text:p>
          </table:table-cell>
          <table:table-cell table:style-name="ce293" table:formula="of:=IF([.F57]-[.N57]&lt;0;0;[.F57]-[.N57])" office:value-type="float" office:value="0" calcext:value-type="float">
            <text:p>0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5" office:value-type="string" calcext:value-type="string">
            <text:p>Vis TCHC M4*30mm</text:p>
          </table:table-cell>
          <table:table-cell table:style-name="ce155"/>
          <table:table-cell table:style-name="ce186" office:value-type="float" office:value="2" calcext:value-type="float">
            <text:p>2</text:p>
          </table:table-cell>
          <table:table-cell table:style-name="ce184" table:formula="of:=[.E58]*[.$E$4]" office:value-type="float" office:value="8" calcext:value-type="float">
            <text:p>8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236" office:value-type="currency" office:currency="EUR" office:value="0.168" calcext:value-type="currency">
            <text:p>0,17 €</text:p>
          </table:table-cell>
          <table:table-cell table:style-name="ce176" table:formula="of:=[.I58]*[.E58]" office:value-type="currency" office:currency="EUR" office:value="0.336" calcext:value-type="currency">
            <text:p>0,34 €</text:p>
          </table:table-cell>
          <table:table-cell table:style-name="ce176" table:formula="of:=[.I58]*[.F58]" office:value-type="currency" office:currency="EUR" office:value="1.344" calcext:value-type="currency">
            <text:p>1,34 €</text:p>
          </table:table-cell>
          <table:table-cell table:style-name="ce110" table:number-columns-repeated="2"/>
          <table:table-cell table:style-name="ce289" office:value-type="float" office:value="20" calcext:value-type="float">
            <text:p>20</text:p>
          </table:table-cell>
          <table:table-cell table:style-name="ce293" table:formula="of:=IF([.F58]-[.N58]&lt;0;0;[.F58]-[.N58])" office:value-type="float" office:value="0" calcext:value-type="float">
            <text:p>0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4" office:value-type="string" calcext:value-type="string">
            <text:p>Vis TCHC M5*30mm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59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179" office:value-type="currency" office:currency="EUR" office:value="0.264" calcext:value-type="currency">
            <text:p>0,26 €</text:p>
          </table:table-cell>
          <table:table-cell table:style-name="ce179" table:formula="of:=[.I59]*[.E59]" office:value-type="currency" office:currency="EUR" office:value="0.528" calcext:value-type="currency">
            <text:p>0,53 €</text:p>
          </table:table-cell>
          <table:table-cell table:style-name="ce179" table:formula="of:=[.I59]*[.F59]" office:value-type="currency" office:currency="EUR" office:value="2.112" calcext:value-type="currency">
            <text:p>2,11 €</text:p>
          </table:table-cell>
          <table:table-cell table:style-name="ce110" table:number-columns-repeated="2"/>
          <table:table-cell table:style-name="ce289" office:value-type="float" office:value="1" calcext:value-type="float">
            <text:p>1</text:p>
          </table:table-cell>
          <table:table-cell table:style-name="ce293" table:formula="of:=IF([.F59]-[.N59]&lt;0;0;[.F59]-[.N59])" office:value-type="float" office:value="7" calcext:value-type="float">
            <text:p>7</text:p>
          </table:table-cell>
          <table:table-cell table:style-name="ce296" table:formula="of:=[.I59]*[.O59]" office:value-type="currency" office:currency="EUR" office:value="1.848" calcext:value-type="currency">
            <text:p>1,85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Vis TF M3*20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60]*[.$E$4]" office:value-type="float" office:value="16" calcext:value-type="float">
            <text:p>16</text:p>
          </table:table-cell>
          <table:table-cell table:style-name="ce184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vis-a-tete-fraisee-inox-a4-din-963-tffa4/#TF03/020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I60]*[.E60]" office:value-type="currency" office:currency="EUR" office:value="0.336" calcext:value-type="currency">
            <text:p>0,34 €</text:p>
          </table:table-cell>
          <table:table-cell table:style-name="ce176" table:formula="of:=[.I60]*[.F60]" office:value-type="currency" office:currency="EUR" office:value="1.344" calcext:value-type="currency">
            <text:p>1,3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16" calcext:value-type="float">
            <text:p>16</text:p>
          </table:table-cell>
          <table:table-cell table:style-name="ce296" table:formula="of:=[.I60]*[.O60]" office:value-type="currency" office:currency="EUR" office:value="1.344" calcext:value-type="currency">
            <text:p>1,3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Vis TH M5*20mm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1]*[.$E$4]" office:value-type="float" office:value="8" calcext:value-type="float">
            <text:p>8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vis-a-tete-hexagonale-inox-a4-filetage-total-din-933-tha4ef/#TH05/020A4EF</text:p>
          </table:table-cell>
          <table:table-cell table:style-name="ce179" office:value-type="currency" office:currency="EUR" office:value="0.18" calcext:value-type="currency">
            <text:p>0,18 €</text:p>
          </table:table-cell>
          <table:table-cell table:style-name="ce179" table:formula="of:=[.I61]*[.E61]" office:value-type="currency" office:currency="EUR" office:value="0.36" calcext:value-type="currency">
            <text:p>0,36 €</text:p>
          </table:table-cell>
          <table:table-cell table:style-name="ce179" table:formula="of:=[.I61]*[.F61]" office:value-type="currency" office:currency="EUR" office:value="1.44" calcext:value-type="currency">
            <text:p>1,44 €</text:p>
          </table:table-cell>
          <table:table-cell table:style-name="ce110" table:number-columns-repeated="2"/>
          <table:table-cell table:style-name="ce289" office:value-type="float" office:value="1" calcext:value-type="float">
            <text:p>1</text:p>
          </table:table-cell>
          <table:table-cell table:style-name="ce293" table:formula="of:=IF([.F61]-[.N61]&lt;0;0;[.F61]-[.N61])" office:value-type="float" office:value="7" calcext:value-type="float">
            <text:p>7</text:p>
          </table:table-cell>
          <table:table-cell table:style-name="ce296" table:formula="of:=[.I61]*[.O61]" office:value-type="currency" office:currency="EUR" office:value="1.26" calcext:value-type="currency">
            <text:p>1,2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Vis TFHC M5*20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62]*[.$E$4]" office:value-type="float" office:value="16" calcext:value-type="float">
            <text:p>16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6" office:value-type="currency" office:currency="EUR" office:value="0.168" calcext:value-type="currency">
            <text:p>0,17 €</text:p>
          </table:table-cell>
          <table:table-cell table:style-name="ce176" table:formula="of:=[.I62]*[.E62]" office:value-type="currency" office:currency="EUR" office:value="0.672" calcext:value-type="currency">
            <text:p>0,67 €</text:p>
          </table:table-cell>
          <table:table-cell table:style-name="ce176" table:formula="of:=[.I62]*[.F62]" office:value-type="currency" office:currency="EUR" office:value="2.688" calcext:value-type="currency">
            <text:p>2,69 €</text:p>
          </table:table-cell>
          <table:table-cell table:style-name="ce110" table:number-columns-repeated="2"/>
          <table:table-cell table:style-name="ce289" office:value-type="float" office:value="3" calcext:value-type="float">
            <text:p>3</text:p>
          </table:table-cell>
          <table:table-cell table:style-name="ce293" table:formula="of:=IF([.F62]-[.N62]&lt;0;0;[.F62]-[.N62])" office:value-type="float" office:value="13" calcext:value-type="float">
            <text:p>13</text:p>
          </table:table-cell>
          <table:table-cell table:style-name="ce296" table:formula="of:=[.I62]*[.O62]" office:value-type="currency" office:currency="EUR" office:value="2.184" calcext:value-type="currency">
            <text:p>2,1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Ecrous M3</text:p>
          </table:table-cell>
          <table:table-cell table:style-name="ce152"/>
          <table:table-cell table:style-name="ce183" office:value-type="float" office:value="28" calcext:value-type="float">
            <text:p>28</text:p>
          </table:table-cell>
          <table:table-cell table:style-name="ce183" table:formula="of:=[.E63]*[.$E$4]" office:value-type="float" office:value="112" calcext:value-type="float">
            <text:p>112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hu-inox-a4-din-934-ecrhua4/#ECRHU03A4</text:p>
          </table:table-cell>
          <table:table-cell table:style-name="ce179" office:value-type="currency" office:currency="EUR" office:value="0.048" calcext:value-type="currency">
            <text:p>0,05 €</text:p>
          </table:table-cell>
          <table:table-cell table:style-name="ce179" table:formula="of:=[.I63]*[.E63]" office:value-type="currency" office:currency="EUR" office:value="1.344" calcext:value-type="currency">
            <text:p>1,34 €</text:p>
          </table:table-cell>
          <table:table-cell table:style-name="ce179" table:formula="of:=[.I63]*[.F63]" office:value-type="currency" office:currency="EUR" office:value="5.376" calcext:value-type="currency">
            <text:p>5,38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63]-[.N63]&lt;0;0;[.F63]-[.N63])" office:value-type="float" office:value="62" calcext:value-type="float">
            <text:p>62</text:p>
          </table:table-cell>
          <table:table-cell table:style-name="ce296" table:formula="of:=[.I63]*[.O63]" office:value-type="currency" office:currency="EUR" office:value="2.976" calcext:value-type="currency">
            <text:p>2,9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9"/>
          <table:table-cell table:style-name="ce153" office:value-type="string" calcext:value-type="string">
            <text:p>Ecrous freins M5</text:p>
          </table:table-cell>
          <table:table-cell table:style-name="ce153"/>
          <table:table-cell table:style-name="ce184" office:value-type="float" office:value="2" calcext:value-type="float">
            <text:p>2</text:p>
          </table:table-cell>
          <table:table-cell table:style-name="ce184" table:formula="of:=[.E64]*[.$E$4]" office:value-type="float" office:value="8" calcext:value-type="float">
            <text:p>8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ecrou-nylstop-inox-a4-din-985-ecrnyla4/#ECRNYL05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I64]*[.E64]" office:value-type="currency" office:currency="EUR" office:value="0.168" calcext:value-type="currency">
            <text:p>0,17 €</text:p>
          </table:table-cell>
          <table:table-cell table:style-name="ce176" table:formula="of:=[.I64]*[.F64]" office:value-type="currency" office:currency="EUR" office:value="0.672" calcext:value-type="currency">
            <text:p>0,6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64]-[.N64]&lt;0;0;[.F64]-[.N64])" office:value-type="float" office:value="0" calcext:value-type="float">
            <text:p>0</text:p>
          </table:table-cell>
          <table:table-cell table:style-name="ce296" table:formula="of:=[.I64]*[.O64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Ecrous M4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5]*[.$E$4]" office:value-type="float" office:value="8" calcext:value-type="float">
            <text:p>8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hu-inox-a4-din-934-ecrhua4/#ECRHU04A4</text:p>
          </table:table-cell>
          <table:table-cell table:style-name="ce179" office:value-type="currency" office:currency="EUR" office:value="0.048" calcext:value-type="currency">
            <text:p>0,05 €</text:p>
          </table:table-cell>
          <table:table-cell table:style-name="ce179" table:formula="of:=[.I65]*[.E65]" office:value-type="currency" office:currency="EUR" office:value="0.096" calcext:value-type="currency">
            <text:p>0,10 €</text:p>
          </table:table-cell>
          <table:table-cell table:style-name="ce179" table:formula="of:=[.I65]*[.F65]" office:value-type="currency" office:currency="EUR" office:value="0.384" calcext:value-type="currency">
            <text:p>0,38 €</text:p>
          </table:table-cell>
          <table:table-cell table:style-name="ce110" table:number-columns-repeated="2"/>
          <table:table-cell table:style-name="ce289" office:value-type="float" office:value="20" calcext:value-type="float">
            <text:p>20</text:p>
          </table:table-cell>
          <table:table-cell table:style-name="ce293" table:formula="of:=IF([.F65]-[.N65]&lt;0;0;[.F65]-[.N65])" office:value-type="float" office:value="0" calcext:value-type="float">
            <text:p>0</text:p>
          </table:table-cell>
          <table:table-cell table:style-name="ce296" table:formula="of:=[.I65]*[.O65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Ecrous M8</text:p>
          </table:table-cell>
          <table:table-cell table:style-name="ce153"/>
          <table:table-cell table:style-name="ce184" office:value-type="float" office:value="2" calcext:value-type="float">
            <text:p>2</text:p>
          </table:table-cell>
          <table:table-cell table:style-name="ce184" table:formula="of:=[.E66]*[.$E$4]" office:value-type="float" office:value="8" calcext:value-type="float">
            <text:p>8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ecrou-hu-inox-a4-din-934-ecrhua4/#ECRHU08A4</text:p>
          </table:table-cell>
          <table:table-cell table:style-name="ce176" office:value-type="currency" office:currency="EUR" office:value="0.18" calcext:value-type="currency">
            <text:p>0,18 €</text:p>
          </table:table-cell>
          <table:table-cell table:style-name="ce176" table:formula="of:=[.I66]*[.E66]" office:value-type="currency" office:currency="EUR" office:value="0.36" calcext:value-type="currency">
            <text:p>0,36 €</text:p>
          </table:table-cell>
          <table:table-cell table:style-name="ce176" table:formula="of:=[.I66]*[.F66]" office:value-type="currency" office:currency="EUR" office:value="1.44" calcext:value-type="currency">
            <text:p>1,44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66]-[.N66]&lt;0;0;[.F66]-[.N66])" office:value-type="float" office:value="4" calcext:value-type="float">
            <text:p>4</text:p>
          </table:table-cell>
          <table:table-cell table:style-name="ce296" table:formula="of:=[.I66]*[.O66]" office:value-type="currency" office:currency="EUR" office:value="0.72" calcext:value-type="currency">
            <text:p>0,7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Ecrous freins M8</text:p>
          </table:table-cell>
          <table:table-cell table:style-name="ce152"/>
          <table:table-cell table:style-name="ce183" office:value-type="float" office:value="6" calcext:value-type="float">
            <text:p>6</text:p>
          </table:table-cell>
          <table:table-cell table:style-name="ce183" table:formula="of:=[.E67]*[.$E$4]" office:value-type="float" office:value="24" calcext:value-type="float">
            <text:p>2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nylstop-inox-a4-din-985-ecrnyla4/#ECRNYL08A4</text:p>
          </table:table-cell>
          <table:table-cell table:style-name="ce179" office:value-type="currency" office:currency="EUR" office:value="0.216" calcext:value-type="currency">
            <text:p>0,22 €</text:p>
          </table:table-cell>
          <table:table-cell table:style-name="ce179" table:formula="of:=[.I67]*[.E67]" office:value-type="currency" office:currency="EUR" office:value="1.296" calcext:value-type="currency">
            <text:p>1,30 €</text:p>
          </table:table-cell>
          <table:table-cell table:style-name="ce179" table:formula="of:=[.I67]*[.F67]" office:value-type="currency" office:currency="EUR" office:value="5.184" calcext:value-type="currency">
            <text:p>5,18 €</text:p>
          </table:table-cell>
          <table:table-cell table:style-name="ce110" table:number-columns-repeated="2"/>
          <table:table-cell table:style-name="ce289" office:value-type="float" office:value="20" calcext:value-type="float">
            <text:p>20</text:p>
          </table:table-cell>
          <table:table-cell table:style-name="ce293" table:formula="of:=IF([.F67]-[.N67]&lt;0;0;[.F67]-[.N67])" office:value-type="float" office:value="4" calcext:value-type="float">
            <text:p>4</text:p>
          </table:table-cell>
          <table:table-cell table:style-name="ce296" table:formula="of:=[.I67]*[.O67]" office:value-type="currency" office:currency="EUR" office:value="0.864" calcext:value-type="currency">
            <text:p>0,8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Rondelles M2,5</text:p>
          </table:table-cell>
          <table:table-cell table:style-name="ce153"/>
          <table:table-cell table:style-name="ce184" office:value-type="float" office:value="8" calcext:value-type="float">
            <text:p>8</text:p>
          </table:table-cell>
          <table:table-cell table:style-name="ce184" table:formula="of:=[.E68]*[.$E$4]" office:value-type="float" office:value="32" calcext:value-type="float">
            <text:p>32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m-inox-a4-nfe-25513-ronma4/#RONM02.5A4</text:p>
          </table:table-cell>
          <table:table-cell table:style-name="ce176" office:value-type="currency" office:currency="EUR" office:value="0.024" calcext:value-type="currency">
            <text:p>0,02 €</text:p>
          </table:table-cell>
          <table:table-cell table:style-name="ce176" table:formula="of:=[.I68]*[.E68]" office:value-type="currency" office:currency="EUR" office:value="0.192" calcext:value-type="currency">
            <text:p>0,19 €</text:p>
          </table:table-cell>
          <table:table-cell table:style-name="ce176" table:formula="of:=[.I68]*[.F68]" office:value-type="currency" office:currency="EUR" office:value="0.768" calcext:value-type="currency">
            <text:p>0,7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68]-[.N68]&lt;0;0;[.F68]-[.N68])" office:value-type="float" office:value="0" calcext:value-type="float">
            <text:p>0</text:p>
          </table:table-cell>
          <table:table-cell table:style-name="ce296" table:formula="of:=[.I68]*[.O6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Rondelle M3</text:p>
          </table:table-cell>
          <table:table-cell table:style-name="ce152"/>
          <table:table-cell table:style-name="ce183" office:value-type="float" office:value="1" calcext:value-type="float">
            <text:p>1</text:p>
          </table:table-cell>
          <table:table-cell table:style-name="ce183" table:formula="of:=[.E69]*[.$E$4]" office:value-type="float" office:value="4" calcext:value-type="float">
            <text:p>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rondelle-m-inox-a4-nfe-25513-ronma4/#RONM03A4</text:p>
          </table:table-cell>
          <table:table-cell table:style-name="ce179" office:value-type="currency" office:currency="EUR" office:value="0.024" calcext:value-type="currency">
            <text:p>0,02 €</text:p>
          </table:table-cell>
          <table:table-cell table:style-name="ce179" table:formula="of:=[.I69]*[.E69]" office:value-type="currency" office:currency="EUR" office:value="0.024" calcext:value-type="currency">
            <text:p>0,02 €</text:p>
          </table:table-cell>
          <table:table-cell table:style-name="ce179" table:formula="of:=[.I69]*[.F69]" office:value-type="currency" office:currency="EUR" office:value="0.096" calcext:value-type="currency">
            <text:p>0,10 €</text:p>
          </table:table-cell>
          <table:table-cell table:style-name="ce110" table:number-columns-repeated="2"/>
          <table:table-cell table:style-name="ce289" office:value-type="float" office:value="30" calcext:value-type="float">
            <text:p>30</text:p>
          </table:table-cell>
          <table:table-cell table:style-name="ce293" table:formula="of:=IF([.F69]-[.N69]&lt;0;0;[.F69]-[.N69])" office:value-type="float" office:value="0" calcext:value-type="float">
            <text:p>0</text:p>
          </table:table-cell>
          <table:table-cell table:style-name="ce296" table:formula="of:=[.I69]*[.O6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Rondelles M8*22mm</text:p>
          </table:table-cell>
          <table:table-cell table:style-name="ce153"/>
          <table:table-cell table:style-name="ce184" office:value-type="float" office:value="1" calcext:value-type="float">
            <text:p>1</text:p>
          </table:table-cell>
          <table:table-cell table:style-name="ce184" table:formula="of:=[.E70]*[.$E$4]" office:value-type="float" office:value="4" calcext:value-type="float">
            <text:p>4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l-inox-a4-nfe-25513-ronla4/#RONL08A4</text:p>
          </table:table-cell>
          <table:table-cell table:style-name="ce176" office:value-type="currency" office:currency="EUR" office:value="0.156" calcext:value-type="currency">
            <text:p>0,16 €</text:p>
          </table:table-cell>
          <table:table-cell table:style-name="ce176" table:formula="of:=[.I70]*[.E70]" office:value-type="currency" office:currency="EUR" office:value="0.156" calcext:value-type="currency">
            <text:p>0,16 €</text:p>
          </table:table-cell>
          <table:table-cell table:style-name="ce176" table:formula="of:=[.I70]*[.F70]" office:value-type="currency" office:currency="EUR" office:value="0.624" calcext:value-type="currency">
            <text:p>0,62 €</text:p>
          </table:table-cell>
          <table:table-cell table:style-name="ce110" table:number-columns-repeated="2"/>
          <table:table-cell table:style-name="ce289" office:value-type="float" office:value="30" calcext:value-type="float">
            <text:p>30</text:p>
          </table:table-cell>
          <table:table-cell table:style-name="ce293" table:formula="of:=IF([.F70]-[.N70]&lt;0;0;[.F70]-[.N70])" office:value-type="float" office:value="0" calcext:value-type="float">
            <text:p>0</text:p>
          </table:table-cell>
          <table:table-cell table:style-name="ce296" table:formula="of:=[.I70]*[.O7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Rondelles M8*18mm</text:p>
          </table:table-cell>
          <table:table-cell table:style-name="ce152"/>
          <table:table-cell table:style-name="ce183" office:value-type="float" office:value="6" calcext:value-type="float">
            <text:p>6</text:p>
          </table:table-cell>
          <table:table-cell table:style-name="ce183" table:formula="of:=[.E71]*[.$E$4]" office:value-type="float" office:value="24" calcext:value-type="float">
            <text:p>2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rondelle-m-inox-a4-nfe-25513-ronma4/#RONM08A4</text:p>
          </table:table-cell>
          <table:table-cell table:style-name="ce179" office:value-type="currency" office:currency="EUR" office:value="0.096" calcext:value-type="currency">
            <text:p>0,10 €</text:p>
          </table:table-cell>
          <table:table-cell table:style-name="ce179" table:formula="of:=[.I71]*[.E71]" office:value-type="currency" office:currency="EUR" office:value="0.576" calcext:value-type="currency">
            <text:p>0,58 €</text:p>
          </table:table-cell>
          <table:table-cell table:style-name="ce179" table:formula="of:=[.I71]*[.F71]" office:value-type="currency" office:currency="EUR" office:value="2.304" calcext:value-type="currency">
            <text:p>2,30 €</text:p>
          </table:table-cell>
          <table:table-cell table:style-name="ce110" table:number-columns-repeated="2"/>
          <table:table-cell table:style-name="ce289" office:value-type="float" office:value="30" calcext:value-type="float">
            <text:p>30</text:p>
          </table:table-cell>
          <table:table-cell table:style-name="ce293" table:formula="of:=IF([.F71]-[.N71]&lt;0;0;[.F71]-[.N71])" office:value-type="float" office:value="0" calcext:value-type="float">
            <text:p>0</text:p>
          </table:table-cell>
          <table:table-cell table:style-name="ce296" table:formula="of:=[.I71]*[.O7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3" office:value-type="string" calcext:value-type="string">
            <text:p>Rondelles M10*22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72]*[.$E$4]" office:value-type="float" office:value="16" calcext:value-type="float">
            <text:p>16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m-inox-a4-nfe-25513-ronma4/#RONM10A4</text:p>
          </table:table-cell>
          <table:table-cell table:style-name="ce176" office:value-type="currency" office:currency="EUR" office:value="0.192" calcext:value-type="currency">
            <text:p>0,19 €</text:p>
          </table:table-cell>
          <table:table-cell table:style-name="ce176" table:formula="of:=[.I72]*[.E72]" office:value-type="currency" office:currency="EUR" office:value="0.768" calcext:value-type="currency">
            <text:p>0,77 €</text:p>
          </table:table-cell>
          <table:table-cell table:style-name="ce176" table:formula="of:=[.I72]*[.F72]" office:value-type="currency" office:currency="EUR" office:value="3.072" calcext:value-type="currency">
            <text:p>3,07 €</text:p>
          </table:table-cell>
          <table:table-cell table:style-name="ce110" table:number-columns-repeated="2"/>
          <table:table-cell table:style-name="ce289" office:value-type="float" office:value="50" calcext:value-type="float">
            <text:p>50</text:p>
          </table:table-cell>
          <table:table-cell table:style-name="ce293" table:formula="of:=IF([.F72]-[.N72]&lt;0;0;[.F72]-[.N72])" office:value-type="float" office:value="0" calcext:value-type="float">
            <text:p>0</text:p>
          </table:table-cell>
          <table:table-cell table:style-name="ce296" table:formula="of:=[.I72]*[.O7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39"/>
          <table:table-cell table:style-name="ce152" office:value-type="string" calcext:value-type="string">
            <text:p>Kit de plots raspberry</text:p>
          </table:table-cell>
          <table:table-cell table:style-name="ce152"/>
          <table:table-cell table:style-name="ce183" office:value-type="float" office:value="1" calcext:value-type="float">
            <text:p>1</text:p>
          </table:table-cell>
          <table:table-cell table:style-name="ce183" table:formula="of:=[.E73]*[.$E$4]" office:value-type="float" office:value="4" calcext:value-type="float">
            <text:p>4</text:p>
          </table:table-cell>
          <table:table-cell table:style-name="ce183" office:value-type="string" calcext:value-type="string">
            <text:p>Amazon</text:p>
          </table:table-cell>
          <table:table-cell table:style-name="ce218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179" office:value-type="currency" office:currency="EUR" office:value="14.268" calcext:value-type="currency">
            <text:p>14,27 €</text:p>
          </table:table-cell>
          <table:table-cell table:style-name="ce179" table:formula="of:=[.I73]*[.E73]" office:value-type="currency" office:currency="EUR" office:value="14.268" calcext:value-type="currency">
            <text:p>14,27 €</text:p>
          </table:table-cell>
          <table:table-cell table:style-name="ce179" table:formula="of:=[.I73]*[.F73]" office:value-type="currency" office:currency="EUR" office:value="57.072" calcext:value-type="currency">
            <text:p>57,07 €</text:p>
          </table:table-cell>
          <table:table-cell table:style-name="ce112" table:formula="of:=SUM([.J45:.J73])" office:value-type="currency" office:currency="EUR" office:value="53.604" calcext:value-type="currency">
            <text:p>53,60 €</text:p>
          </table:table-cell>
          <table:table-cell table:style-name="ce112" table:formula="of:=SUM([.K45:.K73])" office:value-type="currency" office:currency="EUR" office:value="214.416" calcext:value-type="currency">
            <text:p>214,4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73]-[.N73]&lt;0;0;[.F73]-[.N73])" office:value-type="float" office:value="4" calcext:value-type="float">
            <text:p>4</text:p>
          </table:table-cell>
          <table:table-cell table:style-name="ce296" table:formula="of:=[.I73]*[.O73]" office:value-type="currency" office:currency="EUR" office:value="57.072" calcext:value-type="currency">
            <text:p>57,0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8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9">
          <table:table-cell table:style-name="ce4"/>
          <table:table-cell table:style-name="ce140" office:value-type="string" calcext:value-type="string" table:number-columns-spanned="1" table:number-rows-spanned="3">
            <text:p>Matériaux</text:p>
          </table:table-cell>
          <table:table-cell table:style-name="ce156" office:value-type="string" calcext:value-type="string">
            <text:p>Bobine de PETG pour imprimante 3D 1Kg</text:p>
          </table:table-cell>
          <table:table-cell table:style-name="ce156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formula="of:=[.E75]*[.$E$4]" office:value-type="float" office:value="4" calcext:value-type="float">
            <text:p>4</text:p>
          </table:table-cell>
          <table:table-cell table:style-name="ce187" office:value-type="string" calcext:value-type="string">
            <text:p>Arianeplast</text:p>
          </table:table-cell>
          <table:table-cell table:style-name="ce222" office:value-type="string" calcext:value-type="string">
            <text:p>https://www.arianeplast.com/218-3d-filament-petg</text:p>
          </table:table-cell>
          <table:table-cell table:style-name="ce237" office:value-type="currency" office:currency="EUR" office:value="24" calcext:value-type="currency">
            <text:p>24,00 €</text:p>
          </table:table-cell>
          <table:table-cell table:style-name="ce237" table:formula="of:=[.I75]*[.E75]" office:value-type="currency" office:currency="EUR" office:value="24" calcext:value-type="currency">
            <text:p>24,00 €</text:p>
          </table:table-cell>
          <table:table-cell table:style-name="ce237" table:formula="of:=[.I75]*[.F75]" office:value-type="currency" office:currency="EUR" office:value="96" calcext:value-type="currency">
            <text:p>96,00 €</text:p>
          </table:table-cell>
          <table:table-cell table:style-name="ce109" table:number-columns-repeated="2"/>
          <table:table-cell table:style-name="ce289" office:value-type="float" office:value="2" calcext:value-type="float">
            <text:p>2</text:p>
          </table:table-cell>
          <table:table-cell table:style-name="ce293" table:formula="of:=IF([.F75]-[.N75]&lt;0;0;[.F75]-[.N75])" office:value-type="float" office:value="2" calcext:value-type="float">
            <text:p>2</text:p>
          </table:table-cell>
          <table:table-cell table:style-name="ce296" table:formula="of:=[.I75]*[.O75]" office:value-type="currency" office:currency="EUR" office:value="48" calcext:value-type="currency">
            <text:p>48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9">
          <table:table-cell table:style-name="ce4"/>
          <table:covered-table-cell table:style-name="ce140"/>
          <table:table-cell table:style-name="ce157" office:value-type="string" calcext:value-type="string">
            <text:p>Plaque de PMMA incolore 5mm 450* 350mm</text:p>
          </table:table-cell>
          <table:table-cell table:style-name="ce157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[.E76]*[.$E$4]" office:value-type="float" office:value="4" calcext:value-type="float">
            <text:p>4</text:p>
          </table:table-cell>
          <table:table-cell table:style-name="ce188" office:value-type="string" calcext:value-type="string">
            <text:p>A la decoupe</text:p>
          </table:table-cell>
          <table:table-cell table:style-name="ce223" office:value-type="string" calcext:value-type="string">
            <text:p>https://www.aladecoupe.com/fr/pmma-transparent-plexi/13-pmma-extrude-transparent-5-mm.html</text:p>
          </table:table-cell>
          <table:table-cell table:style-name="ce252" office:value-type="currency" office:currency="EUR" office:value="12.35" calcext:value-type="currency">
            <text:p>12,35 €</text:p>
          </table:table-cell>
          <table:table-cell table:style-name="ce252" table:formula="of:=[.I76]*[.E76]" office:value-type="currency" office:currency="EUR" office:value="12.35" calcext:value-type="currency">
            <text:p>12,35 €</text:p>
          </table:table-cell>
          <table:table-cell table:style-name="ce252" table:formula="of:=[.I76]*[.F76]" office:value-type="currency" office:currency="EUR" office:value="49.4" calcext:value-type="currency">
            <text:p>49,40 €</text:p>
          </table:table-cell>
          <table:table-cell table:style-name="ce110" table:number-columns-repeated="2"/>
          <table:table-cell table:style-name="ce289" office:value-type="float" office:value="2" calcext:value-type="float">
            <text:p>2</text:p>
          </table:table-cell>
          <table:table-cell table:style-name="ce293" table:formula="of:=IF([.F76]-[.N76]&lt;0;0;[.F76]-[.N76])" office:value-type="float" office:value="2" calcext:value-type="float">
            <text:p>2</text:p>
          </table:table-cell>
          <table:table-cell table:style-name="ce296" table:formula="of:=[.I76]*[.O76]" office:value-type="currency" office:currency="EUR" office:value="24.7" calcext:value-type="currency">
            <text:p>24,7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40"/>
          <table:table-cell table:style-name="ce156" office:value-type="string" calcext:value-type="string">
            <text:p>Plaque de POM 5mm</text:p>
          </table:table-cell>
          <table:table-cell table:style-name="ce156" office:value-type="string" calcext:value-type="string">
            <text:p>Choisir les dimensions convenants au plateau du laser.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formula="of:=[.E77]*[.$E$4]" office:value-type="float" office:value="4" calcext:value-type="float">
            <text:p>4</text:p>
          </table:table-cell>
          <table:table-cell table:style-name="ce187" office:value-type="string" calcext:value-type="string">
            <text:p>Plastique sur mesure</text:p>
          </table:table-cell>
          <table:table-cell table:style-name="ce222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237" office:value-type="currency" office:currency="EUR" office:value="41.2" calcext:value-type="currency">
            <text:p>41,20 €</text:p>
          </table:table-cell>
          <table:table-cell table:style-name="ce237" table:formula="of:=[.I77]*[.E77]" office:value-type="currency" office:currency="EUR" office:value="41.2" calcext:value-type="currency">
            <text:p>41,20 €</text:p>
          </table:table-cell>
          <table:table-cell table:style-name="ce237" table:formula="of:=[.I77]*[.F77]" office:value-type="currency" office:currency="EUR" office:value="164.8" calcext:value-type="currency">
            <text:p>164,80 €</text:p>
          </table:table-cell>
          <table:table-cell table:style-name="ce112" table:formula="of:=SUM([.J75:.J77])" office:value-type="currency" office:currency="EUR" office:value="77.55" calcext:value-type="currency">
            <text:p>77,55 €</text:p>
          </table:table-cell>
          <table:table-cell table:style-name="ce112" table:formula="of:=SUM([.K75:.K77])" office:value-type="currency" office:currency="EUR" office:value="310.2" calcext:value-type="currency">
            <text:p>310,20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77]-[.N77]&lt;0;0;[.F77]-[.N77])" office:value-type="float" office:value="4" calcext:value-type="float">
            <text:p>4</text:p>
          </table:table-cell>
          <table:table-cell table:style-name="ce296" table:formula="of:=[.I77]*[.O77]" office:value-type="currency" office:currency="EUR" office:value="164.8" calcext:value-type="currency">
            <text:p>164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20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table-cell table:style-name="ce141" office:value-type="string" calcext:value-type="string" table:number-columns-spanned="1" table:number-rows-spanned="3">
            <text:p>Autres</text:p>
          </table:table-cell>
          <table:table-cell table:style-name="ce158" office:value-type="string" calcext:value-type="string">
            <text:p>Jeu de rilsans</text:p>
          </table:table-cell>
          <table:table-cell table:style-name="ce158" office:value-type="string" calcext:value-type="string">
            <text:p>Divers rilsans pour des petites pièces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[.E79]*[.$E$4]" office:value-type="float" office:value="4" calcext:value-type="float">
            <text:p>4</text:p>
          </table:table-cell>
          <table:table-cell table:style-name="ce189" office:value-type="string" calcext:value-type="string">
            <text:p>Amazon</text:p>
          </table:table-cell>
          <table:table-cell table:style-name="ce224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I79]*[.E79]" office:value-type="currency" office:currency="EUR" office:value="7.95" calcext:value-type="currency">
            <text:p>7,95 €</text:p>
          </table:table-cell>
          <table:table-cell table:style-name="ce100" table:formula="of:=[.I79]*[.F79]" office:value-type="currency" office:currency="EUR" office:value="31.8" calcext:value-type="currency">
            <text:p>31,80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79]-[.N79]&lt;0;0;[.F79]-[.N79])" office:value-type="float" office:value="0" calcext:value-type="float">
            <text:p>0</text:p>
          </table:table-cell>
          <table:table-cell table:style-name="ce296" table:formula="of:=[.I79]*[.O7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41"/>
          <table:table-cell table:style-name="ce159" office:value-type="string" calcext:value-type="string">
            <text:p>PCB</text:p>
          </table:table-cell>
          <table:table-cell table:style-name="ce159" office:value-type="string" calcext:value-type="string">
            <text:p>Le PCB sera a fabriquer soit même ou <text:s/>à commander à un fabriquant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formula="of:=[.E80]*[.$E$4]" office:value-type="float" office:value="4" calcext:value-type="float">
            <text:p>4</text:p>
          </table:table-cell>
          <table:table-cell table:style-name="ce190" office:value-type="string" calcext:value-type="string">
            <text:p>Konk Ar Lab</text:p>
          </table:table-cell>
          <table:table-cell table:style-name="ce225"/>
          <table:table-cell table:style-name="ce101" office:value-type="currency" office:currency="EUR" office:value="20" calcext:value-type="currency">
            <text:p>20,00 €</text:p>
          </table:table-cell>
          <table:table-cell table:style-name="ce101" table:formula="of:=[.I80]*[.E80]" office:value-type="currency" office:currency="EUR" office:value="20" calcext:value-type="currency">
            <text:p>20,00 €</text:p>
          </table:table-cell>
          <table:table-cell table:style-name="ce101" table:formula="of:=[.I80]*[.F80]" office:value-type="currency" office:currency="EUR" office:value="80" calcext:value-type="currency">
            <text:p>80,00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80]-[.N80]&lt;0;0;[.F80]-[.N80])" office:value-type="float" office:value="0" calcext:value-type="float">
            <text:p>0</text:p>
          </table:table-cell>
          <table:table-cell table:style-name="ce296" table:formula="of:=[.I80]*[.O8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41"/>
          <table:table-cell table:style-name="ce158" office:value-type="string" calcext:value-type="string">
            <text:p>Aimants néodymes carrée</text:p>
          </table:table-cell>
          <table:table-cell table:style-name="ce158" office:value-type="string" calcext:value-type="string">
            <text:p>S’assurer des dimensions : 10*10*4mm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[.E81]*[.$E$4]" office:value-type="float" office:value="4" calcext:value-type="float">
            <text:p>4</text:p>
          </table:table-cell>
          <table:table-cell table:style-name="ce189" office:value-type="string" calcext:value-type="string">
            <text:p>Amazon</text:p>
          </table:table-cell>
          <table:table-cell table:style-name="ce224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I81]*[.E81]" office:value-type="currency" office:currency="EUR" office:value="12.46" calcext:value-type="currency">
            <text:p>12,46 €</text:p>
          </table:table-cell>
          <table:table-cell table:style-name="ce100" table:formula="of:=[.I81]*[.F81]" office:value-type="currency" office:currency="EUR" office:value="49.84" calcext:value-type="currency">
            <text:p>49,84 €</text:p>
          </table:table-cell>
          <table:table-cell table:style-name="ce112" table:formula="of:=SUM([.J79:.J81])" office:value-type="currency" office:currency="EUR" office:value="40.41" calcext:value-type="currency">
            <text:p>40,41 €</text:p>
          </table:table-cell>
          <table:table-cell table:style-name="ce112" table:formula="of:=SUM([.K79:.K81])" office:value-type="currency" office:currency="EUR" office:value="161.64" calcext:value-type="currency">
            <text:p>161,64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81]-[.N81]&lt;0;0;[.F81]-[.N81])" office:value-type="float" office:value="4" calcext:value-type="float">
            <text:p>4</text:p>
          </table:table-cell>
          <table:table-cell table:style-name="ce296" table:formula="of:=[.I81]*[.O81]" office:value-type="currency" office:currency="EUR" office:value="49.84" calcext:value-type="currency">
            <text:p>49,8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table-cell table:style-name="ce131" table:number-columns-repeated="6"/>
          <table:table-cell table:style-name="ce211"/>
          <table:table-cell table:style-name="ce230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table-cell table:style-name="ce132" office:value-type="string" calcext:value-type="string" table:number-columns-spanned="1" table:number-rows-spanned="12">
            <text:p>Frais de ports</text:p>
          </table:table-cell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Amazon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260" table:formula="of:=[.I83]*[.E83]" office:value-type="currency" office:currency="EUR" office:value="0" calcext:value-type="currency">
            <text:p>0,00 €</text:p>
          </table:table-cell>
          <table:table-cell table:style-name="ce260" table:formula="of:=[.I83]*[.F83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3]-[.N83]&lt;0;0;[.F83]-[.N83])" office:value-type="float" office:value="1" calcext:value-type="float">
            <text:p>1</text:p>
          </table:table-cell>
          <table:table-cell table:style-name="ce296" table:formula="of:=[.I83]*[.O83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Conrad</text:p>
          </table:table-cell>
          <table:table-cell table:style-name="ce161"/>
          <table:table-cell table:style-name="ce161" office:value-type="float" office:value="9.59" calcext:value-type="float">
            <text:p>9,59</text:p>
          </table:table-cell>
          <table:table-cell table:style-name="ce261" table:formula="of:=[.I84]*[.E84]" office:value-type="currency" office:currency="EUR" office:value="9.59" calcext:value-type="currency">
            <text:p>9,59 €</text:p>
          </table:table-cell>
          <table:table-cell table:style-name="ce261" table:formula="of:=[.I84]*[.F84]" office:value-type="currency" office:currency="EUR" office:value="9.59" calcext:value-type="currency">
            <text:p>9,5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4]-[.N84]&lt;0;0;[.F84]-[.N84])" office:value-type="float" office:value="1" calcext:value-type="float">
            <text:p>1</text:p>
          </table:table-cell>
          <table:table-cell table:style-name="ce296" table:formula="of:=[.I84]*[.O84]" office:value-type="currency" office:currency="EUR" office:value="9.59" calcext:value-type="currency">
            <text:p>9,59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Bricovis</text:p>
          </table:table-cell>
          <table:table-cell table:style-name="ce160"/>
          <table:table-cell table:style-name="ce160" office:value-type="float" office:value="7.73" calcext:value-type="float">
            <text:p>7,73</text:p>
          </table:table-cell>
          <table:table-cell table:style-name="ce260" table:formula="of:=[.I85]*[.E85]" office:value-type="currency" office:currency="EUR" office:value="7.73" calcext:value-type="currency">
            <text:p>7,73 €</text:p>
          </table:table-cell>
          <table:table-cell table:style-name="ce260" table:formula="of:=[.I85]*[.F85]" office:value-type="currency" office:currency="EUR" office:value="7.73" calcext:value-type="currency">
            <text:p>7,73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5]-[.N85]&lt;0;0;[.F85]-[.N85])" office:value-type="float" office:value="1" calcext:value-type="float">
            <text:p>1</text:p>
          </table:table-cell>
          <table:table-cell table:style-name="ce296" table:formula="of:=[.I85]*[.O85]" office:value-type="currency" office:currency="EUR" office:value="7.73" calcext:value-type="currency">
            <text:p>7,73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Konk Ar Lab</text:p>
          </table:table-cell>
          <table:table-cell table:style-name="ce161"/>
          <table:table-cell table:style-name="ce161" office:value-type="float" office:value="0" calcext:value-type="float">
            <text:p>0</text:p>
          </table:table-cell>
          <table:table-cell table:style-name="ce261" table:formula="of:=[.I86]*[.E86]" office:value-type="currency" office:currency="EUR" office:value="0" calcext:value-type="currency">
            <text:p>0,00 €</text:p>
          </table:table-cell>
          <table:table-cell table:style-name="ce261" table:formula="of:=[.I86]*[.F8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6]-[.N86]&lt;0;0;[.F86]-[.N86])" office:value-type="float" office:value="1" calcext:value-type="float">
            <text:p>1</text:p>
          </table:table-cell>
          <table:table-cell table:style-name="ce296" table:formula="of:=[.I86]*[.O86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Plastique sur mesure</text:p>
          </table:table-cell>
          <table:table-cell table:style-name="ce160"/>
          <table:table-cell table:style-name="ce160" office:value-type="float" office:value="10" calcext:value-type="float">
            <text:p>10</text:p>
          </table:table-cell>
          <table:table-cell table:style-name="ce260" table:formula="of:=[.I87]*[.E87]" office:value-type="currency" office:currency="EUR" office:value="10" calcext:value-type="currency">
            <text:p>10,00 €</text:p>
          </table:table-cell>
          <table:table-cell table:style-name="ce260" table:formula="of:=[.I87]*[.F87]" office:value-type="currency" office:currency="EUR" office:value="10" calcext:value-type="currency">
            <text:p>1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7]-[.N87]&lt;0;0;[.F87]-[.N87])" office:value-type="float" office:value="1" calcext:value-type="float">
            <text:p>1</text:p>
          </table:table-cell>
          <table:table-cell table:style-name="ce296" table:formula="of:=[.I87]*[.O87]" office:value-type="currency" office:currency="EUR" office:value="10" calcext:value-type="currency">
            <text:p>1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 la decoupe</text:p>
          </table:table-cell>
          <table:table-cell table:style-name="ce161"/>
          <table:table-cell table:style-name="ce161" office:value-type="float" office:value="16.58" calcext:value-type="float">
            <text:p>16,58</text:p>
          </table:table-cell>
          <table:table-cell table:style-name="ce261" table:formula="of:=[.I88]*[.E88]" office:value-type="currency" office:currency="EUR" office:value="16.58" calcext:value-type="currency">
            <text:p>16,58 €</text:p>
          </table:table-cell>
          <table:table-cell table:style-name="ce261" table:formula="of:=[.I88]*[.F88]" office:value-type="currency" office:currency="EUR" office:value="16.58" calcext:value-type="currency">
            <text:p>16,5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8]-[.N88]&lt;0;0;[.F88]-[.N88])" office:value-type="float" office:value="1" calcext:value-type="float">
            <text:p>1</text:p>
          </table:table-cell>
          <table:table-cell table:style-name="ce296" table:formula="of:=[.I88]*[.O88]" office:value-type="currency" office:currency="EUR" office:value="16.58" calcext:value-type="currency">
            <text:p>16,58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Arianeplast</text:p>
          </table:table-cell>
          <table:table-cell table:style-name="ce160"/>
          <table:table-cell table:style-name="ce160" office:value-type="float" office:value="10" calcext:value-type="float">
            <text:p>10</text:p>
          </table:table-cell>
          <table:table-cell table:style-name="ce260" table:formula="of:=[.I89]*[.E89]" office:value-type="currency" office:currency="EUR" office:value="10" calcext:value-type="currency">
            <text:p>10,00 €</text:p>
          </table:table-cell>
          <table:table-cell table:style-name="ce260" table:formula="of:=[.I89]*[.F89]" office:value-type="currency" office:currency="EUR" office:value="10" calcext:value-type="currency">
            <text:p>1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9]-[.N89]&lt;0;0;[.F89]-[.N89])" office:value-type="float" office:value="1" calcext:value-type="float">
            <text:p>1</text:p>
          </table:table-cell>
          <table:table-cell table:style-name="ce296" table:formula="of:=[.I89]*[.O89]" office:value-type="currency" office:currency="EUR" office:value="10" calcext:value-type="currency">
            <text:p>1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ROV expert</text:p>
          </table:table-cell>
          <table:table-cell table:style-name="ce161"/>
          <table:table-cell table:style-name="ce161" office:value-type="float" office:value="25" calcext:value-type="float">
            <text:p>25</text:p>
          </table:table-cell>
          <table:table-cell table:style-name="ce261" table:formula="of:=[.I90]*[.E90]" office:value-type="currency" office:currency="EUR" office:value="25" calcext:value-type="currency">
            <text:p>25,00 €</text:p>
          </table:table-cell>
          <table:table-cell table:style-name="ce261" table:formula="of:=[.I90]*[.F90]" office:value-type="currency" office:currency="EUR" office:value="25" calcext:value-type="currency">
            <text:p>25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0]-[.N90]&lt;0;0;[.F90]-[.N90])" office:value-type="float" office:value="1" calcext:value-type="float">
            <text:p>1</text:p>
          </table:table-cell>
          <table:table-cell table:style-name="ce296" table:formula="of:=[.I90]*[.O90]" office:value-type="currency" office:currency="EUR" office:value="25" calcext:value-type="currency">
            <text:p>25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termodel</text:p>
          </table:table-cell>
          <table:table-cell table:style-name="ce160"/>
          <table:table-cell table:style-name="ce160" office:value-type="float" office:value="6.75" calcext:value-type="float">
            <text:p>6,75</text:p>
          </table:table-cell>
          <table:table-cell table:style-name="ce260" table:formula="of:=[.I91]*[.E91]" office:value-type="currency" office:currency="EUR" office:value="6.75" calcext:value-type="currency">
            <text:p>6,75 €</text:p>
          </table:table-cell>
          <table:table-cell table:style-name="ce260" table:formula="of:=[.I91]*[.F91]" office:value-type="currency" office:currency="EUR" office:value="6.75" calcext:value-type="currency">
            <text:p>6,75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1]-[.N91]&lt;0;0;[.F91]-[.N91])" office:value-type="float" office:value="1" calcext:value-type="float">
            <text:p>1</text:p>
          </table:table-cell>
          <table:table-cell table:style-name="ce296" table:formula="of:=[.I91]*[.O91]" office:value-type="currency" office:currency="EUR" office:value="6.75" calcext:value-type="currency">
            <text:p>6,75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dmund Optics</text:p>
          </table:table-cell>
          <table:table-cell table:style-name="ce161"/>
          <table:table-cell table:style-name="ce161" office:value-type="float" office:value="26" calcext:value-type="float">
            <text:p>26</text:p>
          </table:table-cell>
          <table:table-cell table:style-name="ce261" table:formula="of:=[.I92]*[.E92]" office:value-type="currency" office:currency="EUR" office:value="26" calcext:value-type="currency">
            <text:p>26,00 €</text:p>
          </table:table-cell>
          <table:table-cell table:style-name="ce261" table:formula="of:=[.I92]*[.F92]" office:value-type="currency" office:currency="EUR" office:value="26" calcext:value-type="currency">
            <text:p>26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2]-[.N92]&lt;0;0;[.F92]-[.N92])" office:value-type="float" office:value="1" calcext:value-type="float">
            <text:p>1</text:p>
          </table:table-cell>
          <table:table-cell table:style-name="ce296" table:formula="of:=[.I92]*[.O92]" office:value-type="currency" office:currency="EUR" office:value="26" calcext:value-type="currency">
            <text:p>26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Kubii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260" table:formula="of:=[.I93]*[.E93]" office:value-type="currency" office:currency="EUR" office:value="0" calcext:value-type="currency">
            <text:p>0,00 €</text:p>
          </table:table-cell>
          <table:table-cell table:style-name="ce260" table:formula="of:=[.I93]*[.F93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3]-[.N93]&lt;0;0;[.F93]-[.N93])" office:value-type="float" office:value="1" calcext:value-type="float">
            <text:p>1</text:p>
          </table:table-cell>
          <table:table-cell table:style-name="ce296" table:formula="of:=[.I93]*[.O93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cier au Détail</text:p>
          </table:table-cell>
          <table:table-cell table:style-name="ce161"/>
          <table:table-cell table:style-name="ce161" office:value-type="float" office:value="13.14" calcext:value-type="float">
            <text:p>13,14</text:p>
          </table:table-cell>
          <table:table-cell table:style-name="ce261" table:formula="of:=[.I94]*[.E94]" office:value-type="currency" office:currency="EUR" office:value="13.14" calcext:value-type="currency">
            <text:p>13,14 €</text:p>
          </table:table-cell>
          <table:table-cell table:style-name="ce261" table:formula="of:=[.I94]*[.F94]" office:value-type="currency" office:currency="EUR" office:value="13.14" calcext:value-type="currency">
            <text:p>13,14 €</text:p>
          </table:table-cell>
          <table:table-cell table:style-name="ce282" table:formula="of:=SUM([.J83:.J94])" office:value-type="currency" office:currency="EUR" office:value="124.79" calcext:value-type="currency">
            <text:p>124,79 €</text:p>
          </table:table-cell>
          <table:table-cell table:style-name="ce282" table:formula="of:=SUM([.K83:.K94])" office:value-type="currency" office:currency="EUR" office:value="124.79" calcext:value-type="currency">
            <text:p>124,79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94]-[.N94]&lt;0;0;[.F94]-[.N94])" office:value-type="float" office:value="1" calcext:value-type="float">
            <text:p>1</text:p>
          </table:table-cell>
          <table:table-cell table:style-name="ce296" table:formula="of:=[.I94]*[.O94]" office:value-type="currency" office:currency="EUR" office:value="13.14" calcext:value-type="currency">
            <text:p>13,14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8">
          <table:table-cell table:style-name="ce4"/>
          <table:table-cell table:style-name="ce131" table:number-columns-repeated="6"/>
          <table:table-cell table:style-name="ce211"/>
          <table:table-cell table:style-name="ce230" table:number-columns-repeated="3"/>
          <table:table-cell table:style-name="ce131" table:number-columns-repeated="2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21">
          <table:table-cell table:style-name="ce4"/>
          <table:table-cell table:style-name="ce131" table:number-columns-repeated="6"/>
          <table:table-cell table:style-name="ce211"/>
          <table:table-cell table:style-name="ce230"/>
          <table:table-cell table:style-name="ce276" office:value-type="string" calcext:value-type="string" table:number-columns-spanned="2" table:number-rows-spanned="1">
            <text:p>Total (Hors frais de ports)</text:p>
          </table:table-cell>
          <table:covered-table-cell table:style-name="ce276"/>
          <table:table-cell table:style-name="ce262" table:formula="of:=SUM([.L81];[.L77];[.L73];[.L43];[.L33];[.L27];[.L20])" office:value-type="currency" office:currency="EUR" office:value="1363.088" calcext:value-type="currency">
            <text:p>1 363,09 €</text:p>
          </table:table-cell>
          <table:table-cell table:style-name="ce262" table:formula="of:=SUM([.M81];[.M77];[.M73];[.M43];[.M33];[.M27];[.M20])" office:value-type="currency" office:currency="EUR" office:value="5134.392" calcext:value-type="currency">
            <text:p>5 134,39 €</text:p>
          </table:table-cell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30"/>
          <table:table-cell table:style-name="ce277" office:value-type="string" calcext:value-type="string" table:number-columns-spanned="2" table:number-rows-spanned="1">
            <text:p>Total (TTC)</text:p>
          </table:table-cell>
          <table:covered-table-cell table:style-name="ce277"/>
          <table:table-cell table:style-name="ce107" table:formula="of:=SUM([.L81];[.L77];[.L73];[.L43];[.L33];[.L27];[.L20];[.L94])" office:value-type="currency" office:currency="EUR" office:value="1487.878" calcext:value-type="currency">
            <text:p>1 487,88 €</text:p>
          </table:table-cell>
          <table:table-cell table:style-name="ce107" table:formula="of:=SUM([.M81];[.M77];[.M73];[.M43];[.M33];[.M27];[.M20];[.M94])" office:value-type="currency" office:currency="EUR" office:value="5259.182" calcext:value-type="currency">
            <text:p>5 259,18 €</text:p>
          </table:table-cell>
          <table:table-cell table:style-name="ce292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299" table:formula="of:=SUM([.P7:.P94])" office:value-type="currency" office:currency="EUR" office:value="4769.66" calcext:value-type="currency">
            <text:p>4 769,66 €</text:p>
          </table:table-cell>
          <table:table-cell table:style-name="ce325"/>
          <table:table-cell table:style-name="ce4" table:number-columns-repeated="1007"/>
        </table:table-row>
        <table:table-row table:style-name="ro8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8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8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8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131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6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212" office:value-type="string" calcext:value-type="string">
            <office:annotation draw:style-name="gr1" draw:text-style-name="P2" svg:width="2.899cm" svg:height="2.176cm" svg:x="21.68cm" svg:y="94.866cm" draw:caption-point-x="-0.61cm" draw:caption-point-y="1.51cm">
              <dc:date>2022-10-24T00:00:00</dc:date>
              <text:p text:style-name="P1">Champs nécéssaires pour liste déroulante colonne Q</text:p>
              <text:p text:style-name="P1"/>
            </office:annotation>
            <text:p>Etat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A commander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22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En attente de réception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Reçu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Colis perdu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2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23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27">
          <table:table-cell table:style-name="ce4" table:number-columns-repeated="7"/>
          <table:table-cell table:style-name="ce226"/>
          <table:table-cell table:style-name="ce255" table:number-columns-repeated="3"/>
          <table:table-cell table:style-name="ce4" table:number-columns-repeated="2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31">
          <table:table-cell table:number-columns-repeated="9"/>
          <table:table-cell table:style-name="ce255" table:number-columns-repeated="2"/>
          <table:table-cell table:number-columns-repeated="1013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Liste_Materiel.Q1"/>
            <calcext:condition calcext:apply-style-name="En attente de réception" calcext:value="=[$Liste_Materiel.$G$110]" calcext:base-cell-address="Liste_Materiel.Q1"/>
            <calcext:condition calcext:apply-style-name="Sans nom1" calcext:value="=[$Liste_Materiel.$G$111]" calcext:base-cell-address="Liste_Materiel.Q1"/>
            <calcext:condition calcext:apply-style-name="colis perdu" calcext:value="=[$Liste_Materiel.$G$112]" calcext:base-cell-address="Liste_Materiel.Q1"/>
          </calcext:conditional-format>
        </calcext:conditional-formats>
      </table:table>
      <table:named-expressions/>
      <table:database-ranges>
        <table:database-range table:name="etat" table:target-range-address="Liste_Materiel.G109:Liste_Materiel.G112" table:on-update-keep-styles="true" table:on-update-keep-size="false"/>
      </table:database-ranges>
      <table:data-pilot-tables>
        <table:data-pilot-table table:name="DataPilot2" table:application-data="" table:target-range-address="NT_Aladecoupe.A20:NT_Aladecoupe.C25" table:buttons="NT_Aladecoupe.A20 NT_Aladecoupe.A22 NT_Aladecoupe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 la decoupe">
            <table:data-pilot-level table:show-empty="false" calcext:repeat-item-labels="false">
              <table:data-pilot-members>
                <table:data-pilot-member table:name="A la decoupe" table:display="tru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T_Acieraudetail.A20:NT_Acieraudetail.C25" table:buttons="NT_Acieraudetail.A20 NT_Acieraudetail.A22 NT_Acieraudetail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cier au Détail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tru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NT_Amazon.A20:NT_Amazon.C33" table:buttons="NT_Amazon.A20 NT_Amazon.A22 NT_Amazon.B22" table:ignore-empty-rows="true" table:identify-categorie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tru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NT_Arianeplast.A20:NT_Arianeplast.C25" table:buttons="NT_Arianeplast.A20 NT_Arianeplast.A22 NT_Arianeplast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tru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NT_Bricovis.A20:NT_Bricovis.C51" table:buttons="NT_Bricovis.A20 NT_Bricovis.A22 NT_Bricovis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Bricovis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tru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NT_Conrad.A20:NT_Conrad.C35" table:buttons="NT_Conrad.A20 NT_Conrad.A22 NT_Conrad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Conrad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tru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NT_Edmundoptics.A20:NT_Edmundoptics.C25" table:buttons="NT_Edmundoptics.A20 NT_Edmundoptics.A22 NT_Edmundoptics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Edmund Optics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tru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Intermodel.A20:NT_Intermodel.C28" table:buttons="NT_Intermodel.A20 NT_Intermodel.A22 NT_Intermodel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Intermodel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tru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Kubii.A20:NT_Kubii.C27" table:buttons="NT_Kubii.A20 NT_Kubii.A22 NT_Kubii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Kubii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tru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Plastiquesurmesure.A20:NT_Plastiquesurmesure.C25" table:buttons="NT_Plastiquesurmesure.A20 NT_Plastiquesurmesure.A22 NT_Plastiquesurmesure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Plastique sur mesure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tru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ROVexpert.A20:NT_ROVexpert.C33" table:buttons="NT_ROVexpert.A20 NT_ROVexpert.A22 NT_ROVexpert.B22" table:ignore-empty-rows="true" table:show-filter-button="false" table:drill-down-on-double-click="false">
          <table:source-cell-range table:cell-range-address="Liste_Materiel.C6:Liste_Materiel.P94"/>
          <table:data-pilot-field table:source-field-name="Fournisseur" table:orientation="page" table:used-hierarchy="0" table:function="auto" loext:ignore-selected-page="true" table:selected-page="Rov Expert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 acrylique 4’’ de 298mm de longueur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6" table:display="true" table:show-details="true"/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72 €" table:display="true" table:show-details="true"/>
                <table:data-pilot-member table:name="0,86 €" table:display="true" table:show-details="true"/>
                <table:data-pilot-member table:name="1,26 €" table:display="true" table:show-details="true"/>
                <table:data-pilot-member table:name="1,34 €" table:display="true" table:show-details="true"/>
                <table:data-pilot-member table:name="1,85 €" table:display="true" table:show-details="true"/>
                <table:data-pilot-member table:name="1,96 €" table:display="true" table:show-details="true"/>
                <table:data-pilot-member table:name="2,18 €" table:display="true" table:show-details="true"/>
                <table:data-pilot-member table:name="2,98 €" table:display="true" table:show-details="true"/>
                <table:data-pilot-member table:name="3,43 €" table:display="true" table:show-details="true"/>
                <table:data-pilot-member table:name="3,76 €" table:display="true" table:show-details="true"/>
                <table:data-pilot-member table:name="3,84 €" table:display="true" table:show-details="true"/>
                <table:data-pilot-member table:name="4,40 €" table:display="true" table:show-details="true"/>
                <table:data-pilot-member table:name="5,36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0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0,72 €" table:display="true" table:show-details="true"/>
                <table:data-pilot-member table:name="13,14 €" table:display="true" table:show-details="true"/>
                <table:data-pilot-member table:name="14,00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4,70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31,80 €" table:display="true" table:show-details="true"/>
                <table:data-pilot-member table:name="38,06 €" table:display="true" table:show-details="true"/>
                <table:data-pilot-member table:name="48,00 €" table:display="true" table:show-details="true"/>
                <table:data-pilot-member table:name="49,84 €" table:display="true" table:show-details="true"/>
                <table:data-pilot-member table:name="57,07 €" table:display="true" table:show-details="true"/>
                <table:data-pilot-member table:name="59,97 €" table:display="true" table:show-details="true"/>
                <table:data-pilot-member table:name="63,41 €" table:display="true" table:show-details="true"/>
                <table:data-pilot-member table:name="65,72 €" table:display="true" table:show-details="true"/>
                <table:data-pilot-member table:name="71,76 €" table:display="true" table:show-details="true"/>
                <table:data-pilot-member table:name="71,96 €" table:display="true" table:show-details="true"/>
                <table:data-pilot-member table:name="84,58 €" table:display="true" table:show-details="true"/>
                <table:data-pilot-member table:name="100,32 €" table:display="true" table:show-details="true"/>
                <table:data-pilot-member table:name="123,74 €" table:display="true" table:show-details="true"/>
                <table:data-pilot-member table:name="143,20 €" table:display="true" table:show-details="true"/>
                <table:data-pilot-member table:name="164,80 €" table:display="true" table:show-details="true"/>
                <table:data-pilot-member table:name="165,56 €" table:display="true" table:show-details="true"/>
                <table:data-pilot-member table:name="188,80 €" table:display="true" table:show-details="true"/>
                <table:data-pilot-member table:name="202,96 €" table:display="true" table:show-details="true"/>
                <table:data-pilot-member table:name="279,60 €" table:display="true" table:show-details="true"/>
                <table:data-pilot-member table:name="359,38 €" table:display="true" table:show-details="true"/>
                <table:data-pilot-member table:name="405,89 €" table:display="true" table:show-details="true"/>
                <table:data-pilot-member table:name="425,28 €" table:display="true" table:show-details="true"/>
                <table:data-pilot-member table:name="445,92 €" table:display="true" table:show-details="true"/>
                <table:data-pilot-member table:name="88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6:17:52.224733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2-10-24T16:53:25.126090814</dc:date>
    <meta:editing-duration>PT4H12M6S</meta:editing-duration>
    <meta:editing-cycles>38</meta:editing-cycles>
    <meta:generator>LibreOffice/6.4.7.2$Linux_X86_64 LibreOffice_project/40$Build-2</meta:generator>
    <meta:document-statistic meta:table-count="12" meta:cell-count="1495" meta:object-count="0"/>
  </office:meta>
</office:document-meta>
</file>